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Valuation with Black Scholes Model - European - Asian - Bermudan/lib">
            <text:p>/Users/fries/Documents/Development/finmath experiments/spreadsheets/Monte Carlo Valuation with Black Scholes Model - European - Asian - Bermudan/lib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/>
          <table:table-cell office:value-type="string">
            <text:p>Path:</text:p>
          </table:table-cell>
          <table:table-cell table:style-name="ce10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2" table:formula="of:=1" office:value-type="boolean" office:boolean-value="true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Monte Carlo Valuation with Black Scholes Model - European - Asian - Bermudan">
            <text:p>/Users/fries/Documents/Development/finmath experiments/spreadsheets/Monte Carlo Valuation with Black Scholes Model - European - Asian - Bermudan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4"/>
          <table:table-cell table:style-name="ce9" table:formula="of:=IF(OR(ISERROR([.F12]);ISERROR([.F21]));NA();&quot;&quot;)">
            <text:p/>
          </table:table-cell>
          <table:table-cell table:number-columns-repeated="251"/>
        </table:table-row>
        <table:table-row table:style-name="ro3" table:number-rows-repeated="10485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4"/>
        <table:table-column table:style-name="co7" table:number-columns-repeated="254" table:default-cell-style-name="ce14"/>
        <table:table-column table:style-name="co7" table:default-cell-style-name="ce35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5"/>
          <table:table-cell table:style-name="ce15" office:value-type="string">
            <text:p>Monte Carlo Black Scholes Model: Valuation of a Bermudan Option</text:p>
          </table:table-cell>
          <table:table-cell table:style-name="ce15" table:number-columns-repeated="1022"/>
        </table:table-row>
        <table:table-row table:style-name="ro1">
          <table:table-cell table:style-name="ce16"/>
          <table:table-cell table:style-name="ce17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6" table:number-columns-repeated="1022"/>
        </table:table-row>
        <table:table-row table:style-name="ro1">
          <table:table-cell table:style-name="ce16"/>
          <table:table-cell table:style-name="ce18"/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9" office:value-type="string">
            <text:p>Time Discretization</text:p>
          </table:table-cell>
          <table:table-cell table:style-name="ce19"/>
          <table:table-cell/>
          <table:table-cell table:style-name="ce19" office:value-type="string">
            <text:p>Monte Carlo Black Scholes Model</text:p>
          </table:table-cell>
          <table:table-cell table:style-name="ce19"/>
          <table:table-cell/>
          <table:table-cell table:style-name="ce19" office:value-type="string">
            <text:p>Bermudan Option</text:p>
          </table:table-cell>
          <table:table-cell table:style-name="ce19" table:number-columns-repeated="3"/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3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 table:number-columns-repeated="3"/>
          <table:table-cell table:number-columns-repeated="1013"/>
        </table:table-row>
        <table:table-row table:style-name="ro5">
          <table:table-cell/>
          <table:table-cell table:style-name="ce21" table:formula="of:=INFO.OBBA.OBBA.OBMAKE(&quot;td.start&quot;;&quot;double&quot;;[.C9])" office:value-type="string" office:string-value="td.start &#10;[8]">
            <text:p>td.start </text:p>
            <text:p>[8]</text:p>
          </table:table-cell>
          <table:table-cell office:value-type="float" office:value="0">
            <text:p>0</text:p>
          </table:table-cell>
          <table:table-cell/>
          <table:table-cell table:style-name="ce21" table:formula="of:=[.B14]" office:value-type="string" office:string-value="timeDiscretization-3 &#10;[25]">
            <text:p>timeDiscretization-3 </text:p>
            <text:p>[25]</text:p>
          </table:table-cell>
          <table:table-cell table:number-columns-repeated="2"/>
          <table:table-cell table:style-name="ce21" table:formula="of:=INFO.OBBA.OBBA.OBMAKE(&quot;exerciseDates&quot;;&quot;double[]&quot;;[.I9:.K9])" office:value-type="string" office:string-value="exerciseDates &#10;[20]">
            <text:p>exerciseDates </text:p>
            <text:p>[20]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2">
            <text:p>2,0</text:p>
          </table:table-cell>
          <table:table-cell table:style-name="ce33" office:value-type="float" office:value="3">
            <text:p>3,0</text:p>
          </table:table-cell>
          <table:table-cell table:number-columns-repeated="1013"/>
        </table:table-row>
        <table:table-row table:style-name="ro5">
          <table:table-cell/>
          <table:table-cell table:style-name="ce21" table:formula="of:=INFO.OBBA.OBBA.OBMAKE(&quot;td.num&quot;;&quot;int&quot;;[.C10])" office:value-type="string" office:string-value="td.num &#10;[9]">
            <text:p>td.num </text:p>
            <text:p>[9]</text:p>
          </table:table-cell>
          <table:table-cell office:value-type="float" office:value="50">
            <text:p>50</text:p>
          </table:table-cell>
          <table:table-cell/>
          <table:table-cell table:style-name="ce21" table:formula="of:=INFO.OBBA.OBBA.OBMAKE(&quot;numberOfPaths&quot;;&quot;int&quot;;[.F10])" office:value-type="string" office:string-value="numberOfPaths &#10;[14]">
            <text:p>numberOfPaths </text:p>
            <text:p>[14]</text:p>
          </table:table-cell>
          <table:table-cell office:value-type="float" office:value="10000">
            <text:p>10000</text:p>
          </table:table-cell>
          <table:table-cell/>
          <table:table-cell table:style-name="ce21" table:formula="of:=INFO.OBBA.OBBA.OBMAKE(&quot;notionals&quot;;&quot;double[]&quot;;[.I10:.K10])" office:value-type="string" office:string-value="notionals &#10;[21]">
            <text:p>notionals </text:p>
            <text:p>[21]</text:p>
          </table:table-cell>
          <table:table-cell table:style-name="ce33" office:value-type="float" office:value="0.7">
            <text:p>0,7</text:p>
          </table:table-cell>
          <table:table-cell table:number-columns-repeated="2" table:style-name="ce33" office:value-type="float" office:value="1">
            <text:p>1,0</text:p>
          </table:table-cell>
          <table:table-cell table:number-columns-repeated="1013"/>
        </table:table-row>
        <table:table-row table:style-name="ro5">
          <table:table-cell/>
          <table:table-cell table:style-name="ce21" table:formula="of:=INFO.OBBA.OBBA.OBMAKE(&quot;td.step&quot;;&quot;double&quot;;[.C11])" office:value-type="string" office:string-value="td.step &#10;[10]">
            <text:p>td.step </text:p>
            <text:p>[10]</text:p>
          </table:table-cell>
          <table:table-cell office:value-type="float" office:value="0.1">
            <text:p>0,1</text:p>
          </table:table-cell>
          <table:table-cell/>
          <table:table-cell table:style-name="ce21" table:formula="of:=INFO.OBBA.OBBA.OBMAKE(&quot;initialValue&quot;;&quot;double&quot;;[.F11])" office:value-type="string" office:string-value="initialValue &#10;[15]">
            <text:p>initialValue </text:p>
            <text:p>[15]</text:p>
          </table:table-cell>
          <table:table-cell table:style-name="ce28" office:value-type="float" office:value="1">
            <text:p>1</text:p>
          </table:table-cell>
          <table:table-cell/>
          <table:table-cell table:style-name="ce21" table:formula="of:=INFO.OBBA.OBBA.OBMAKE(&quot;strikes&quot;;&quot;double[]&quot;;[.I11:.K11])" office:value-type="string" office:string-value="strikes &#10;[22]">
            <text:p>strikes </text:p>
            <text:p>[22]</text:p>
          </table:table-cell>
          <table:table-cell table:style-name="ce33" office:value-type="float" office:value="0.82">
            <text:p>0,8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1">
            <text:p>1,1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21" table:formula="of:=INFO.OBBA.OBBA.OBMAKE(&quot;riskFreeRate&quot;;&quot;double&quot;;[.F12])" office:value-type="string" office:string-value="riskFreeRate &#10;[16]">
            <text:p>riskFreeRate </text:p>
            <text:p>[16]</text:p>
          </table:table-cell>
          <table:table-cell table:style-name="ce29" office:value-type="percentage" office:value="0.05">
            <text:p>5%</text:p>
          </table:table-cell>
          <table:table-cell table:number-columns-repeated="1018"/>
        </table:table-row>
        <table:table-row table:style-name="ro5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1" table:formula="of:=INFO.OBBA.OBBA.OBMAKE(&quot;volatility&quot;;&quot;double&quot;;[.F13])" office:value-type="string" office:string-value="volatility &#10;[17]">
            <text:p>volatility </text:p>
            <text:p>[17]</text:p>
          </table:table-cell>
          <table:table-cell table:style-name="ce30" office:value-type="percentage" office:value="0.2">
            <text:p>20%</text:p>
          </table:table-cell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6">
          <table:table-cell/>
          <table:table-cell table:style-name="ce21" table:formula="of:=INFO.OBBA.OBBA.OBMAKE(&quot;timeDiscretization-3&quot;;obLibs&amp;&quot;net.finmath.time.TimeDiscretization&quot;;[.B9:.B11])" office:value-type="string" office:string-value="timeDiscretization-3 &#10;[25]">
            <text:p>timeDiscretization-3 </text:p>
            <text:p>[25]</text:p>
          </table:table-cell>
          <table:table-cell table:number-columns-repeated="5"/>
          <table:table-cell table:style-name="ce21" table:formula="of:=INFO.OBBA.OBBA.OBMAKE(&quot;bermudanOption&quot;;obLibs&amp;&quot;net.finmath.montecarlo.assetderivativevaluation.products.BermudanOption&quot;;[.H9:.H11])" office:value-type="string" office:string-value="bermudanOption &#10;[51]">
            <text:p>bermudanOption </text:p>
            <text:p>[51]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" office:value-type="string">
            <text:p>Object:</text:p>
          </table:table-cell>
          <table:table-cell table:style-name="ce20"/>
          <table:table-cell table:number-columns-repeated="1018"/>
        </table:table-row>
        <table:table-row table:style-name="ro6">
          <table:table-cell table:number-columns-repeated="4"/>
          <table:table-cell table:style-name="ce21" table:formula="of:=INFO.OBBA.OBBA.OBMAKE(&quot;monteCarloBlackScholes-3&quot;;obLibs&amp;[.F7];[.E9:.E13])" office:value-type="string" office:string-value="monteCarloBlackScholes-3 &#10;[40]">
            <text:p>monteCarloBlackScholes-3 </text:p>
            <text:p>[40]</text:p>
          </table:table-cell>
          <table:table-cell table:number-columns-repeated="1019"/>
        </table:table-row>
        <table:table-row table:style-name="ro6" table:number-rows-repeated="2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 table:number-columns-repeated="4"/>
          <table:table-cell table:style-name="ce19" office:value-type="string">
            <text:p>Plots</text:p>
          </table:table-cell>
          <table:table-cell table:style-name="ce19"/>
          <table:table-cell/>
          <table:table-cell table:style-name="ce31" office:value-type="string">
            <text:p>Result</text:p>
          </table:table-cell>
          <table:table-cell table:style-name="ce3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table:number-columns-repeated="2"/>
          <table:table-cell/>
          <table:table-cell table:style-name="ce32" office:value-type="string">
            <text:p>Value:</text:p>
          </table:table-cell>
          <table:table-cell table:style-name="ce34" table:formula="of:=INFO.OBBA.OBBA.OBGET(INFO.OBBA.OBBA.OBCALL(&quot;&quot;;[.H14];&quot;getValue&quot;;[.$E$16]))" office:value-type="float" office:value="0.161894066220858">
            <text:p>0,162</text:p>
          </table:table-cell>
          <table:table-cell table:formula="of:=INFO.OBBA.OBBA.OBGET(INFO.OBBA.OBBA.OBCALL(&quot;&quot;;[.H14];&quot;getValues&quot;;[.$E$16]))" office:value-type="string" office:string-value="{error=4.929201179447798E-4, value=0.16189406622085786}">
            <text:p>{error=4.929201179447798E-4, value=0.16189406622085786}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24" office:value-type="string">
            <text:p>observation time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MonteCarloBlackScholes.E38" table:end-x="0.114cm" table:end-y="0.239cm" draw:z-index="0" draw:name="Chart 1" draw:style-name="gr1" svg:width="8.454cm" svg:height="5.991cm" svg:x="0.133cm" svg:y="0.225cm">
              <draw:object draw:notify-on-update-of-ranges="MonteCarloBlackScholes.B48:MonteCarloBlackScholes.B297 MonteCarloBlackScholes.C48:MonteCarloBlackScholes.C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H38" table:end-x="0.543cm" table:end-y="0.239cm" draw:z-index="1" draw:name="Chart 2" draw:style-name="gr1" svg:width="8.455cm" svg:height="5.991cm" svg:x="0.561cm" svg:y="0.225cm">
              <draw:object draw:notify-on-update-of-ranges="MonteCarloBlackScholes.E48:MonteCarloBlackScholes.E107 MonteCarloBlackScholes.F46:MonteCarloBlackScholes.F46 MonteCarloBlackScholes.F48:MonteCarloBlackScholes.F10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8" table:end-x="1.071cm" table:end-y="0.239cm" draw:z-index="2" draw:name="Chart 2" draw:style-name="gr1" svg:width="8.455cm" svg:height="5.991cm" svg:x="1.089cm" svg:y="0.225cm">
              <draw:object draw:notify-on-update-of-ranges="MonteCarloBlackScholes.H48:MonteCarloBlackScholes.H107 MonteCarloBlackScholes.I46:MonteCarloBlackScholes.I46 MonteCarloBlackScholes.I48:MonteCarloBlackScholes.I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19" office:value-type="string">
            <text:p>Histograms</text:p>
          </table:table-cell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office:value-type="string">
            <text:p>Parameters: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Number of Intervalls:</text:p>
          </table:table-cell>
          <table:table-cell table:style-name="ce27" office:value-type="float" office:value="50">
            <text:p>5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>
            <text:p>Std. Dev.:</text:p>
          </table:table-cell>
          <table:table-cell table:style-name="ce2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22" table:formula="of:=INFO.OBBA.OBBA.OBCALL(&quot;underlyingValue&quot;;[.E16];&quot;getAssetValue&quot;;INFO.OBBA.OBBA.OBMAKE(&quot;&quot;;&quot;double&quot;;[.F22]);INFO.OBBA.OBBA.OBMAKE(&quot;&quot;;&quot;int&quot;;0))" office:value-type="string" office:string-value="underlyingValue &#10;[44]">
            <text:p>underlyingValue </text:p>
            <text:p>[44]</text:p>
          </table:table-cell>
          <table:table-cell table:style-name="ce22" table:formula="of:=INFO.OBBA.OBBA.OBCALL(&quot;optionValues&quot;;[.H14];&quot;getValue&quot;;INFO.OBBA.OBBA.OBMAKE(&quot;&quot;;&quot;double&quot;;0);[.$E$16])" office:value-type="string" office:string-value="optionValues &#10;[58]">
            <text:p>optionValues </text:p>
            <text:p>[58]</text:p>
          </table:table-cell>
          <table:table-cell/>
          <table:table-cell table:style-name="ce26" office:value-type="string">
            <text:p>Histogram of Underlying Value</text:p>
          </table:table-cell>
          <table:table-cell table:style-name="ce26"/>
          <table:table-cell/>
          <table:table-cell table:style-name="ce26" office:value-type="string">
            <text:p>Histogram of Payoff</text:p>
          </table:table-cell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/>
          <table:table-cell table:style-name="ce27" office:value-type="string">
            <text:p>Intervall</text:p>
          </table:table-cell>
          <table:table-cell table:style-name="ce27" office:value-type="string">
            <text:p>Frequency</text:p>
          </table:table-cell>
          <table:table-cell table:number-columns-repeated="1015"/>
        </table:table-row>
        <table:table-row table:style-name="ro3">
          <table:table-cell/>
          <table:table-cell table:style-name="ce23" table:number-matrix-columns-spanned="1" table:number-matrix-rows-spanned="250" table:formula="of:=TRANSPOSE(INFO.OBBA.OBBA.OBGET(INFO.OBBA.OBBA.OBCALL(&quot;&quot;;[.B46];&quot;getRealizations&quot;)))" office:value-type="float" office:value="0.772065912423256">
            <text:p>0,772</text:p>
          </table:table-cell>
          <table:table-cell table:style-name="ce23" table:number-matrix-columns-spanned="1" table:number-matrix-rows-spanned="250" table:formula="of:=TRANSPOSE(INFO.OBBA.OBBA.OBGET(INFO.OBBA.OBBA.OBCALL(&quot;&quot;;[.C46];&quot;getRealizations&quot;)))" office:value-type="float" office:value="0.2146352371551">
            <text:p>0,215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B46];&quot;getHistogram&quot;;INFO.OBBA.OBBA.OBMAKE(&quot;&quot;;&quot;int&quot;;[.F43]);INFO.OBBA.OBBA.OBMAKE(&quot;&quot;;&quot;double&quot;;[.F44]))))" office:value-type="float" office:value="-0.113055937125319">
            <text:p>-0,11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C46];&quot;getHistogram&quot;;INFO.OBBA.OBBA.OBMAKE(&quot;&quot;;&quot;int&quot;;[.F43]);INFO.OBBA.OBBA.OBMAKE(&quot;&quot;;&quot;double&quot;;[.F44]))))" office:value-type="float" office:value="0.0110001525642926">
            <text:p>0,011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5211228524369">
            <text:p>1,352</text:p>
          </table:table-cell>
          <table:table-cell table:style-name="ce23" office:value-type="float" office:value="0.101733453625351">
            <text:p>0,102</text:p>
          </table:table-cell>
          <table:table-cell table:style-name="ce23"/>
          <table:table-cell table:style-name="ce23" office:value-type="float" office:value="-0.0618321060775003">
            <text:p>-0,06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.0170359091105552">
            <text:p>0,017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29967425251284">
            <text:p>0,730</text:p>
          </table:table-cell>
          <table:table-cell table:style-name="ce23" office:value-type="float" office:value="0.168556320618747">
            <text:p>0,169</text:p>
          </table:table-cell>
          <table:table-cell table:style-name="ce23"/>
          <table:table-cell table:style-name="ce23" office:value-type="float" office:value="-0.0106082750296819">
            <text:p>-0,01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.0230716656568178">
            <text:p>0,023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5498838389262">
            <text:p>1,755</text:p>
          </table:table-cell>
          <table:table-cell table:style-name="ce23" office:value-type="float" office:value="0.125806993161731">
            <text:p>0,126</text:p>
          </table:table-cell>
          <table:table-cell table:style-name="ce23"/>
          <table:table-cell table:style-name="ce23" office:value-type="float" office:value="0.0406155560181364">
            <text:p>0,041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.0291074222030805">
            <text:p>0,029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88401787189492">
            <text:p>0,688</text:p>
          </table:table-cell>
          <table:table-cell table:style-name="ce23" office:value-type="float" office:value="0.260862990731586">
            <text:p>0,261</text:p>
          </table:table-cell>
          <table:table-cell table:style-name="ce23"/>
          <table:table-cell table:style-name="ce23" office:value-type="float" office:value="0.0918393870659548">
            <text:p>0,092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.0351431787493431">
            <text:p>0,03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4933401048858">
            <text:p>0,945</text:p>
          </table:table-cell>
          <table:table-cell table:style-name="ce23" office:value-type="float" office:value="0.102056435668629">
            <text:p>0,102</text:p>
          </table:table-cell>
          <table:table-cell table:style-name="ce23"/>
          <table:table-cell table:style-name="ce23" office:value-type="float" office:value="0.143063218113773">
            <text:p>0,143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.0411789352956057">
            <text:p>0,041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9783357799687">
            <text:p>0,950</text:p>
          </table:table-cell>
          <table:table-cell table:style-name="ce23" office:value-type="float" office:value="0.170069751514558">
            <text:p>0,170</text:p>
          </table:table-cell>
          <table:table-cell table:style-name="ce23"/>
          <table:table-cell table:style-name="ce23" office:value-type="float" office:value="0.194287049161592">
            <text:p>0,194</text:p>
          </table:table-cell>
          <table:table-cell table:style-name="ce23" office:value-type="float" office:value="0">
            <text:p>0,000</text:p>
          </table:table-cell>
          <table:table-cell table:style-name="ce23"/>
          <table:table-cell table:style-name="ce23" office:value-type="float" office:value="0.0472146918418683">
            <text:p>0,047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5969455895445">
            <text:p>1,160</text:p>
          </table:table-cell>
          <table:table-cell table:style-name="ce23" office:value-type="float" office:value="0.0971527632621872">
            <text:p>0,097</text:p>
          </table:table-cell>
          <table:table-cell table:style-name="ce23"/>
          <table:table-cell table:style-name="ce23" office:value-type="float" office:value="0.24551088020941">
            <text:p>0,246</text:p>
          </table:table-cell>
          <table:table-cell table:style-name="ce23" office:value-type="float" office:value="0.0002">
            <text:p>0,000</text:p>
          </table:table-cell>
          <table:table-cell table:style-name="ce23"/>
          <table:table-cell table:style-name="ce23" office:value-type="float" office:value="0.0532504483881309">
            <text:p>0,053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47681849381024">
            <text:p>0,848</text:p>
          </table:table-cell>
          <table:table-cell table:style-name="ce23" office:value-type="float" office:value="0.208169366704144">
            <text:p>0,208</text:p>
          </table:table-cell>
          <table:table-cell table:style-name="ce23"/>
          <table:table-cell table:style-name="ce23" office:value-type="float" office:value="0.296734711257229">
            <text:p>0,297</text:p>
          </table:table-cell>
          <table:table-cell table:style-name="ce23" office:value-type="float" office:value="0.0003">
            <text:p>0,000</text:p>
          </table:table-cell>
          <table:table-cell table:style-name="ce23"/>
          <table:table-cell table:style-name="ce23" office:value-type="float" office:value="0.0592862049343935">
            <text:p>0,059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93022827350607">
            <text:p>0,893</text:p>
          </table:table-cell>
          <table:table-cell table:style-name="ce23" office:value-type="float" office:value="0.224500385618079">
            <text:p>0,225</text:p>
          </table:table-cell>
          <table:table-cell table:style-name="ce23"/>
          <table:table-cell table:style-name="ce23" office:value-type="float" office:value="0.347958542305047">
            <text:p>0,348</text:p>
          </table:table-cell>
          <table:table-cell table:style-name="ce23" office:value-type="float" office:value="0.0011">
            <text:p>0,001</text:p>
          </table:table-cell>
          <table:table-cell table:style-name="ce23"/>
          <table:table-cell table:style-name="ce23" office:value-type="float" office:value="0.0653219614806561">
            <text:p>0,065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7765523377775">
            <text:p>1,278</text:p>
          </table:table-cell>
          <table:table-cell table:style-name="ce23" office:value-type="float" office:value="0.0972369804337269">
            <text:p>0,097</text:p>
          </table:table-cell>
          <table:table-cell table:style-name="ce23"/>
          <table:table-cell table:style-name="ce23" office:value-type="float" office:value="0.399182373352866">
            <text:p>0,399</text:p>
          </table:table-cell>
          <table:table-cell table:style-name="ce23" office:value-type="float" office:value="0.0021">
            <text:p>0,002</text:p>
          </table:table-cell>
          <table:table-cell table:style-name="ce23"/>
          <table:table-cell table:style-name="ce23" office:value-type="float" office:value="0.0713577180269187">
            <text:p>0,071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64907671839283">
            <text:p>0,765</text:p>
          </table:table-cell>
          <table:table-cell table:style-name="ce23" office:value-type="float" office:value="0.167501684424806">
            <text:p>0,168</text:p>
          </table:table-cell>
          <table:table-cell table:style-name="ce23"/>
          <table:table-cell table:style-name="ce23" office:value-type="float" office:value="0.450406204400684">
            <text:p>0,450</text:p>
          </table:table-cell>
          <table:table-cell table:style-name="ce23" office:value-type="float" office:value="0.0056">
            <text:p>0,006</text:p>
          </table:table-cell>
          <table:table-cell table:style-name="ce23"/>
          <table:table-cell table:style-name="ce23" office:value-type="float" office:value="0.0773934745731813">
            <text:p>0,077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71361056043373">
            <text:p>0,671</text:p>
          </table:table-cell>
          <table:table-cell table:style-name="ce23" office:value-type="float" office:value="0.207355675810207">
            <text:p>0,207</text:p>
          </table:table-cell>
          <table:table-cell table:style-name="ce23"/>
          <table:table-cell table:style-name="ce23" office:value-type="float" office:value="0.501630035448503">
            <text:p>0,502</text:p>
          </table:table-cell>
          <table:table-cell table:style-name="ce23" office:value-type="float" office:value="0.0093">
            <text:p>0,009</text:p>
          </table:table-cell>
          <table:table-cell table:style-name="ce23"/>
          <table:table-cell table:style-name="ce23" office:value-type="float" office:value="0.0834292311194439">
            <text:p>0,083</text:p>
          </table:table-cell>
          <table:table-cell table:style-name="ce23" office:value-type="float" office:value="0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9395423262154">
            <text:p>1,494</text:p>
          </table:table-cell>
          <table:table-cell table:style-name="ce23" office:value-type="float" office:value="0.170736261541241">
            <text:p>0,171</text:p>
          </table:table-cell>
          <table:table-cell table:style-name="ce23"/>
          <table:table-cell table:style-name="ce23" office:value-type="float" office:value="0.552853866496321">
            <text:p>0,553</text:p>
          </table:table-cell>
          <table:table-cell table:style-name="ce23" office:value-type="float" office:value="0.0151">
            <text:p>0,015</text:p>
          </table:table-cell>
          <table:table-cell table:style-name="ce23"/>
          <table:table-cell table:style-name="ce23" office:value-type="float" office:value="0.0894649876657065">
            <text:p>0,089</text:p>
          </table:table-cell>
          <table:table-cell table:style-name="ce23" office:value-type="float" office:value="0.0001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3515251762009">
            <text:p>1,035</text:p>
          </table:table-cell>
          <table:table-cell table:style-name="ce23" office:value-type="float" office:value="0.168490537834738">
            <text:p>0,168</text:p>
          </table:table-cell>
          <table:table-cell table:style-name="ce23"/>
          <table:table-cell table:style-name="ce23" office:value-type="float" office:value="0.60407769754414">
            <text:p>0,604</text:p>
          </table:table-cell>
          <table:table-cell table:style-name="ce23" office:value-type="float" office:value="0.0208">
            <text:p>0,021</text:p>
          </table:table-cell>
          <table:table-cell table:style-name="ce23"/>
          <table:table-cell table:style-name="ce23" office:value-type="float" office:value="0.0955007442119691">
            <text:p>0,096</text:p>
          </table:table-cell>
          <table:table-cell table:style-name="ce23" office:value-type="float" office:value="0.1717">
            <text:p>0,17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4523203802421">
            <text:p>0,745</text:p>
          </table:table-cell>
          <table:table-cell table:style-name="ce23" office:value-type="float" office:value="0.154267391386319">
            <text:p>0,154</text:p>
          </table:table-cell>
          <table:table-cell table:style-name="ce23"/>
          <table:table-cell table:style-name="ce23" office:value-type="float" office:value="0.655301528591958">
            <text:p>0,655</text:p>
          </table:table-cell>
          <table:table-cell table:style-name="ce23" office:value-type="float" office:value="0.0317">
            <text:p>0,032</text:p>
          </table:table-cell>
          <table:table-cell table:style-name="ce23"/>
          <table:table-cell table:style-name="ce23" office:value-type="float" office:value="0.101536500758232">
            <text:p>0,102</text:p>
          </table:table-cell>
          <table:table-cell table:style-name="ce23" office:value-type="float" office:value="0.0233">
            <text:p>0,02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4266462876574">
            <text:p>1,543</text:p>
          </table:table-cell>
          <table:table-cell table:style-name="ce23" office:value-type="float" office:value="0.161495982791014">
            <text:p>0,161</text:p>
          </table:table-cell>
          <table:table-cell table:style-name="ce23"/>
          <table:table-cell table:style-name="ce23" office:value-type="float" office:value="0.706525359639776">
            <text:p>0,707</text:p>
          </table:table-cell>
          <table:table-cell table:style-name="ce23" office:value-type="float" office:value="0.0342">
            <text:p>0,034</text:p>
          </table:table-cell>
          <table:table-cell table:style-name="ce23"/>
          <table:table-cell table:style-name="ce23" office:value-type="float" office:value="0.107572257304494">
            <text:p>0,108</text:p>
          </table:table-cell>
          <table:table-cell table:style-name="ce23" office:value-type="float" office:value="0.0261">
            <text:p>0,02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1038141330949">
            <text:p>1,710</text:p>
          </table:table-cell>
          <table:table-cell table:style-name="ce23" office:value-type="float" office:value="0.0962477694157852">
            <text:p>0,096</text:p>
          </table:table-cell>
          <table:table-cell table:style-name="ce23"/>
          <table:table-cell table:style-name="ce23" office:value-type="float" office:value="0.757749190687595">
            <text:p>0,758</text:p>
          </table:table-cell>
          <table:table-cell table:style-name="ce23" office:value-type="float" office:value="0.0425">
            <text:p>0,043</text:p>
          </table:table-cell>
          <table:table-cell table:style-name="ce23"/>
          <table:table-cell table:style-name="ce23" office:value-type="float" office:value="0.113608013850757">
            <text:p>0,114</text:p>
          </table:table-cell>
          <table:table-cell table:style-name="ce23" office:value-type="float" office:value="0.0257">
            <text:p>0,02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6034181651131">
            <text:p>1,060</text:p>
          </table:table-cell>
          <table:table-cell table:style-name="ce23" office:value-type="float" office:value="0.19611704006023">
            <text:p>0,196</text:p>
          </table:table-cell>
          <table:table-cell table:style-name="ce23"/>
          <table:table-cell table:style-name="ce23" office:value-type="float" office:value="0.808973021735413">
            <text:p>0,809</text:p>
          </table:table-cell>
          <table:table-cell table:style-name="ce23" office:value-type="float" office:value="0.0499">
            <text:p>0,050</text:p>
          </table:table-cell>
          <table:table-cell table:style-name="ce23"/>
          <table:table-cell table:style-name="ce23" office:value-type="float" office:value="0.11964377039702">
            <text:p>0,120</text:p>
          </table:table-cell>
          <table:table-cell table:style-name="ce23" office:value-type="float" office:value="0.0297">
            <text:p>0,03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415933063106">
            <text:p>1,264</text:p>
          </table:table-cell>
          <table:table-cell table:style-name="ce23" office:value-type="float" office:value="0.211299767263756">
            <text:p>0,211</text:p>
          </table:table-cell>
          <table:table-cell table:style-name="ce23"/>
          <table:table-cell table:style-name="ce23" office:value-type="float" office:value="0.860196852783232">
            <text:p>0,860</text:p>
          </table:table-cell>
          <table:table-cell table:style-name="ce23" office:value-type="float" office:value="0.0534">
            <text:p>0,053</text:p>
          </table:table-cell>
          <table:table-cell table:style-name="ce23"/>
          <table:table-cell table:style-name="ce23" office:value-type="float" office:value="0.125679526943282">
            <text:p>0,126</text:p>
          </table:table-cell>
          <table:table-cell table:style-name="ce23" office:value-type="float" office:value="0.0326">
            <text:p>0,03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9042756622181">
            <text:p>1,090</text:p>
          </table:table-cell>
          <table:table-cell table:style-name="ce23" office:value-type="float" office:value="0.113449776975475">
            <text:p>0,113</text:p>
          </table:table-cell>
          <table:table-cell table:style-name="ce23"/>
          <table:table-cell table:style-name="ce23" office:value-type="float" office:value="0.91142068383105">
            <text:p>0,911</text:p>
          </table:table-cell>
          <table:table-cell table:style-name="ce23" office:value-type="float" office:value="0.0546">
            <text:p>0,055</text:p>
          </table:table-cell>
          <table:table-cell table:style-name="ce23"/>
          <table:table-cell table:style-name="ce23" office:value-type="float" office:value="0.131715283489545">
            <text:p>0,132</text:p>
          </table:table-cell>
          <table:table-cell table:style-name="ce23" office:value-type="float" office:value="0.0291">
            <text:p>0,02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5598126285805">
            <text:p>0,746</text:p>
          </table:table-cell>
          <table:table-cell table:style-name="ce23" office:value-type="float" office:value="0.110838924951657">
            <text:p>0,111</text:p>
          </table:table-cell>
          <table:table-cell table:style-name="ce23"/>
          <table:table-cell table:style-name="ce23" office:value-type="float" office:value="0.962644514878869">
            <text:p>0,963</text:p>
          </table:table-cell>
          <table:table-cell table:style-name="ce23" office:value-type="float" office:value="0.0561">
            <text:p>0,056</text:p>
          </table:table-cell>
          <table:table-cell table:style-name="ce23"/>
          <table:table-cell table:style-name="ce23" office:value-type="float" office:value="0.137751040035807">
            <text:p>0,138</text:p>
          </table:table-cell>
          <table:table-cell table:style-name="ce23" office:value-type="float" office:value="0.0323">
            <text:p>0,03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12875372968871">
            <text:p>0,913</text:p>
          </table:table-cell>
          <table:table-cell table:style-name="ce23" office:value-type="float" office:value="0.146816762639339">
            <text:p>0,147</text:p>
          </table:table-cell>
          <table:table-cell table:style-name="ce23"/>
          <table:table-cell table:style-name="ce23" office:value-type="float" office:value="1.01386834592669">
            <text:p>1,014</text:p>
          </table:table-cell>
          <table:table-cell table:style-name="ce23" office:value-type="float" office:value="0.0581">
            <text:p>0,058</text:p>
          </table:table-cell>
          <table:table-cell table:style-name="ce23"/>
          <table:table-cell table:style-name="ce23" office:value-type="float" office:value="0.14378679658207">
            <text:p>0,144</text:p>
          </table:table-cell>
          <table:table-cell table:style-name="ce23" office:value-type="float" office:value="0.0367">
            <text:p>0,03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55101371712153">
            <text:p>0,555</text:p>
          </table:table-cell>
          <table:table-cell table:style-name="ce23" office:value-type="float" office:value="0.202158661770398">
            <text:p>0,202</text:p>
          </table:table-cell>
          <table:table-cell table:style-name="ce23"/>
          <table:table-cell table:style-name="ce23" office:value-type="float" office:value="1.06509217697451">
            <text:p>1,065</text:p>
          </table:table-cell>
          <table:table-cell table:style-name="ce23" office:value-type="float" office:value="0.0562">
            <text:p>0,056</text:p>
          </table:table-cell>
          <table:table-cell table:style-name="ce23"/>
          <table:table-cell table:style-name="ce23" office:value-type="float" office:value="0.149822553128333">
            <text:p>0,150</text:p>
          </table:table-cell>
          <table:table-cell table:style-name="ce23" office:value-type="float" office:value="0.0412">
            <text:p>0,04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5305324114957">
            <text:p>1,053</text:p>
          </table:table-cell>
          <table:table-cell table:style-name="ce23" office:value-type="float" office:value="0.154926766118463">
            <text:p>0,155</text:p>
          </table:table-cell>
          <table:table-cell table:style-name="ce23"/>
          <table:table-cell table:style-name="ce23" office:value-type="float" office:value="1.11631600802232">
            <text:p>1,116</text:p>
          </table:table-cell>
          <table:table-cell table:style-name="ce23" office:value-type="float" office:value="0.0552">
            <text:p>0,055</text:p>
          </table:table-cell>
          <table:table-cell table:style-name="ce23"/>
          <table:table-cell table:style-name="ce23" office:value-type="float" office:value="0.155858309674595">
            <text:p>0,156</text:p>
          </table:table-cell>
          <table:table-cell table:style-name="ce23" office:value-type="float" office:value="0.0372">
            <text:p>0,03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9993293492694">
            <text:p>1,500</text:p>
          </table:table-cell>
          <table:table-cell table:style-name="ce23" office:value-type="float" office:value="0.177349032586113">
            <text:p>0,177</text:p>
          </table:table-cell>
          <table:table-cell table:style-name="ce23"/>
          <table:table-cell table:style-name="ce23" office:value-type="float" office:value="1.16753983907014">
            <text:p>1,168</text:p>
          </table:table-cell>
          <table:table-cell table:style-name="ce23" office:value-type="float" office:value="0.0509">
            <text:p>0,051</text:p>
          </table:table-cell>
          <table:table-cell table:style-name="ce23"/>
          <table:table-cell table:style-name="ce23" office:value-type="float" office:value="0.161894066220858">
            <text:p>0,162</text:p>
          </table:table-cell>
          <table:table-cell table:style-name="ce23" office:value-type="float" office:value="0.0402">
            <text:p>0,04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3966577575383">
            <text:p>0,824</text:p>
          </table:table-cell>
          <table:table-cell table:style-name="ce23" office:value-type="float" office:value="0.240950277489848">
            <text:p>0,241</text:p>
          </table:table-cell>
          <table:table-cell table:style-name="ce23"/>
          <table:table-cell table:style-name="ce23" office:value-type="float" office:value="1.21876367011796">
            <text:p>1,219</text:p>
          </table:table-cell>
          <table:table-cell table:style-name="ce23" office:value-type="float" office:value="0.0436">
            <text:p>0,044</text:p>
          </table:table-cell>
          <table:table-cell table:style-name="ce23"/>
          <table:table-cell table:style-name="ce23" office:value-type="float" office:value="0.16792982276712">
            <text:p>0,168</text:p>
          </table:table-cell>
          <table:table-cell table:style-name="ce23" office:value-type="float" office:value="0.046">
            <text:p>0,04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64407472187474">
            <text:p>0,864</text:p>
          </table:table-cell>
          <table:table-cell table:style-name="ce23" office:value-type="float" office:value="0.199881258044153">
            <text:p>0,200</text:p>
          </table:table-cell>
          <table:table-cell table:style-name="ce23"/>
          <table:table-cell table:style-name="ce23" office:value-type="float" office:value="1.26998750116578">
            <text:p>1,270</text:p>
          </table:table-cell>
          <table:table-cell table:style-name="ce23" office:value-type="float" office:value="0.0444">
            <text:p>0,044</text:p>
          </table:table-cell>
          <table:table-cell table:style-name="ce23"/>
          <table:table-cell table:style-name="ce23" office:value-type="float" office:value="0.173965579313383">
            <text:p>0,174</text:p>
          </table:table-cell>
          <table:table-cell table:style-name="ce23" office:value-type="float" office:value="0.0415">
            <text:p>0,04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60770249503294">
            <text:p>0,761</text:p>
          </table:table-cell>
          <table:table-cell table:style-name="ce23" office:value-type="float" office:value="0.169691682502852">
            <text:p>0,170</text:p>
          </table:table-cell>
          <table:table-cell table:style-name="ce23"/>
          <table:table-cell table:style-name="ce23" office:value-type="float" office:value="1.3212113322136">
            <text:p>1,321</text:p>
          </table:table-cell>
          <table:table-cell table:style-name="ce23" office:value-type="float" office:value="0.0372">
            <text:p>0,037</text:p>
          </table:table-cell>
          <table:table-cell table:style-name="ce23"/>
          <table:table-cell table:style-name="ce23" office:value-type="float" office:value="0.180001335859646">
            <text:p>0,180</text:p>
          </table:table-cell>
          <table:table-cell table:style-name="ce23" office:value-type="float" office:value="0.0415">
            <text:p>0,04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520863447972">
            <text:p>1,045</text:p>
          </table:table-cell>
          <table:table-cell table:style-name="ce23" office:value-type="float" office:value="0.0969723498142798">
            <text:p>0,097</text:p>
          </table:table-cell>
          <table:table-cell table:style-name="ce23"/>
          <table:table-cell table:style-name="ce23" office:value-type="float" office:value="1.37243516326142">
            <text:p>1,372</text:p>
          </table:table-cell>
          <table:table-cell table:style-name="ce23" office:value-type="float" office:value="0.0356">
            <text:p>0,036</text:p>
          </table:table-cell>
          <table:table-cell table:style-name="ce23"/>
          <table:table-cell table:style-name="ce23" office:value-type="float" office:value="0.186037092405908">
            <text:p>0,186</text:p>
          </table:table-cell>
          <table:table-cell table:style-name="ce23" office:value-type="float" office:value="0.0379">
            <text:p>0,038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2921948296111">
            <text:p>0,943</text:p>
          </table:table-cell>
          <table:table-cell table:style-name="ce23" office:value-type="float" office:value="0.187764082804663">
            <text:p>0,188</text:p>
          </table:table-cell>
          <table:table-cell table:style-name="ce23"/>
          <table:table-cell table:style-name="ce23" office:value-type="float" office:value="1.42365899430923">
            <text:p>1,424</text:p>
          </table:table-cell>
          <table:table-cell table:style-name="ce23" office:value-type="float" office:value="0.0306">
            <text:p>0,031</text:p>
          </table:table-cell>
          <table:table-cell table:style-name="ce23"/>
          <table:table-cell table:style-name="ce23" office:value-type="float" office:value="0.192072848952171">
            <text:p>0,192</text:p>
          </table:table-cell>
          <table:table-cell table:style-name="ce23" office:value-type="float" office:value="0.0367">
            <text:p>0,03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6434830868063">
            <text:p>1,164</text:p>
          </table:table-cell>
          <table:table-cell table:style-name="ce23" office:value-type="float" office:value="0.103307431797186">
            <text:p>0,103</text:p>
          </table:table-cell>
          <table:table-cell table:style-name="ce23"/>
          <table:table-cell table:style-name="ce23" office:value-type="float" office:value="1.47488282535705">
            <text:p>1,475</text:p>
          </table:table-cell>
          <table:table-cell table:style-name="ce23" office:value-type="float" office:value="0.0261">
            <text:p>0,026</text:p>
          </table:table-cell>
          <table:table-cell table:style-name="ce23"/>
          <table:table-cell table:style-name="ce23" office:value-type="float" office:value="0.198108605498434">
            <text:p>0,198</text:p>
          </table:table-cell>
          <table:table-cell table:style-name="ce23" office:value-type="float" office:value="0.0336">
            <text:p>0,03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1176721389399">
            <text:p>0,912</text:p>
          </table:table-cell>
          <table:table-cell table:style-name="ce23" office:value-type="float" office:value="0.234316892121432">
            <text:p>0,234</text:p>
          </table:table-cell>
          <table:table-cell table:style-name="ce23"/>
          <table:table-cell table:style-name="ce23" office:value-type="float" office:value="1.52610665640487">
            <text:p>1,526</text:p>
          </table:table-cell>
          <table:table-cell table:style-name="ce23" office:value-type="float" office:value="0.0225">
            <text:p>0,023</text:p>
          </table:table-cell>
          <table:table-cell table:style-name="ce23"/>
          <table:table-cell table:style-name="ce23" office:value-type="float" office:value="0.204144362044696">
            <text:p>0,204</text:p>
          </table:table-cell>
          <table:table-cell table:style-name="ce23" office:value-type="float" office:value="0.0338">
            <text:p>0,03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365661374079">
            <text:p>1,204</text:p>
          </table:table-cell>
          <table:table-cell table:style-name="ce23" office:value-type="float" office:value="0.145747007859303">
            <text:p>0,146</text:p>
          </table:table-cell>
          <table:table-cell table:style-name="ce23"/>
          <table:table-cell table:style-name="ce23" office:value-type="float" office:value="1.57733048745269">
            <text:p>1,577</text:p>
          </table:table-cell>
          <table:table-cell table:style-name="ce23" office:value-type="float" office:value="0.0227">
            <text:p>0,023</text:p>
          </table:table-cell>
          <table:table-cell table:style-name="ce23"/>
          <table:table-cell table:style-name="ce23" office:value-type="float" office:value="0.210180118590959">
            <text:p>0,210</text:p>
          </table:table-cell>
          <table:table-cell table:style-name="ce23" office:value-type="float" office:value="0.0302">
            <text:p>0,03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437697712155622">
            <text:p>0,438</text:p>
          </table:table-cell>
          <table:table-cell table:style-name="ce23" office:value-type="float" office:value="0.243753764143661">
            <text:p>0,244</text:p>
          </table:table-cell>
          <table:table-cell table:style-name="ce23"/>
          <table:table-cell table:style-name="ce23" office:value-type="float" office:value="1.62855431850051">
            <text:p>1,629</text:p>
          </table:table-cell>
          <table:table-cell table:style-name="ce23" office:value-type="float" office:value="0.0189">
            <text:p>0,019</text:p>
          </table:table-cell>
          <table:table-cell table:style-name="ce23"/>
          <table:table-cell table:style-name="ce23" office:value-type="float" office:value="0.216215875137221">
            <text:p>0,216</text:p>
          </table:table-cell>
          <table:table-cell table:style-name="ce23" office:value-type="float" office:value="0.03">
            <text:p>0,03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8738531834594">
            <text:p>1,187</text:p>
          </table:table-cell>
          <table:table-cell table:style-name="ce23" office:value-type="float" office:value="0.259831036067972">
            <text:p>0,260</text:p>
          </table:table-cell>
          <table:table-cell table:style-name="ce23"/>
          <table:table-cell table:style-name="ce23" office:value-type="float" office:value="1.67977814954833">
            <text:p>1,680</text:p>
          </table:table-cell>
          <table:table-cell table:style-name="ce23" office:value-type="float" office:value="0.0169">
            <text:p>0,017</text:p>
          </table:table-cell>
          <table:table-cell table:style-name="ce23"/>
          <table:table-cell table:style-name="ce23" office:value-type="float" office:value="0.222251631683484">
            <text:p>0,222</text:p>
          </table:table-cell>
          <table:table-cell table:style-name="ce23" office:value-type="float" office:value="0.0264">
            <text:p>0,02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21752534070515">
            <text:p>0,922</text:p>
          </table:table-cell>
          <table:table-cell table:style-name="ce23" office:value-type="float" office:value="0.171973154268812">
            <text:p>0,172</text:p>
          </table:table-cell>
          <table:table-cell table:style-name="ce23"/>
          <table:table-cell table:style-name="ce23" office:value-type="float" office:value="1.73100198059615">
            <text:p>1,731</text:p>
          </table:table-cell>
          <table:table-cell table:style-name="ce23" office:value-type="float" office:value="0.0141">
            <text:p>0,014</text:p>
          </table:table-cell>
          <table:table-cell table:style-name="ce23"/>
          <table:table-cell table:style-name="ce23" office:value-type="float" office:value="0.228287388229747">
            <text:p>0,228</text:p>
          </table:table-cell>
          <table:table-cell table:style-name="ce23" office:value-type="float" office:value="0.0235">
            <text:p>0,02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836305783966">
            <text:p>1,208</text:p>
          </table:table-cell>
          <table:table-cell table:style-name="ce23" office:value-type="float" office:value="0.101859427455392">
            <text:p>0,102</text:p>
          </table:table-cell>
          <table:table-cell table:style-name="ce23"/>
          <table:table-cell table:style-name="ce23" office:value-type="float" office:value="1.78222581164396">
            <text:p>1,782</text:p>
          </table:table-cell>
          <table:table-cell table:style-name="ce23" office:value-type="float" office:value="0.0121">
            <text:p>0,012</text:p>
          </table:table-cell>
          <table:table-cell table:style-name="ce23"/>
          <table:table-cell table:style-name="ce23" office:value-type="float" office:value="0.234323144776009">
            <text:p>0,234</text:p>
          </table:table-cell>
          <table:table-cell table:style-name="ce23" office:value-type="float" office:value="0.0188">
            <text:p>0,01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6743945351777">
            <text:p>1,467</text:p>
          </table:table-cell>
          <table:table-cell table:style-name="ce23" office:value-type="float" office:value="0.146202465303413">
            <text:p>0,146</text:p>
          </table:table-cell>
          <table:table-cell table:style-name="ce23"/>
          <table:table-cell table:style-name="ce23" office:value-type="float" office:value="1.83344964269178">
            <text:p>1,833</text:p>
          </table:table-cell>
          <table:table-cell table:style-name="ce23" office:value-type="float" office:value="0.0117">
            <text:p>0,012</text:p>
          </table:table-cell>
          <table:table-cell table:style-name="ce23"/>
          <table:table-cell table:style-name="ce23" office:value-type="float" office:value="0.240358901322272">
            <text:p>0,240</text:p>
          </table:table-cell>
          <table:table-cell table:style-name="ce23" office:value-type="float" office:value="0.0158">
            <text:p>0,01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2693792870994">
            <text:p>0,953</text:p>
          </table:table-cell>
          <table:table-cell table:style-name="ce23" office:value-type="float" office:value="0.0975640264404679">
            <text:p>0,098</text:p>
          </table:table-cell>
          <table:table-cell table:style-name="ce23"/>
          <table:table-cell table:style-name="ce23" office:value-type="float" office:value="1.8846734737396">
            <text:p>1,885</text:p>
          </table:table-cell>
          <table:table-cell table:style-name="ce23" office:value-type="float" office:value="0.0091">
            <text:p>0,009</text:p>
          </table:table-cell>
          <table:table-cell table:style-name="ce23"/>
          <table:table-cell table:style-name="ce23" office:value-type="float" office:value="0.246394657868534">
            <text:p>0,246</text:p>
          </table:table-cell>
          <table:table-cell table:style-name="ce23" office:value-type="float" office:value="0.0148">
            <text:p>0,01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617502242208">
            <text:p>1,136</text:p>
          </table:table-cell>
          <table:table-cell table:style-name="ce23" office:value-type="float" office:value="0.117026687204382">
            <text:p>0,117</text:p>
          </table:table-cell>
          <table:table-cell table:style-name="ce23"/>
          <table:table-cell table:style-name="ce23" office:value-type="float" office:value="1.93589730478742">
            <text:p>1,936</text:p>
          </table:table-cell>
          <table:table-cell table:style-name="ce23" office:value-type="float" office:value="0.008">
            <text:p>0,008</text:p>
          </table:table-cell>
          <table:table-cell table:style-name="ce23"/>
          <table:table-cell table:style-name="ce23" office:value-type="float" office:value="0.252430414414797">
            <text:p>0,252</text:p>
          </table:table-cell>
          <table:table-cell table:style-name="ce23" office:value-type="float" office:value="0.0117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54919125815337">
            <text:p>0,755</text:p>
          </table:table-cell>
          <table:table-cell table:style-name="ce23" office:value-type="float" office:value="0.223054782294187">
            <text:p>0,223</text:p>
          </table:table-cell>
          <table:table-cell table:style-name="ce23"/>
          <table:table-cell table:style-name="ce23" office:value-type="float" office:value="1.98712113583524">
            <text:p>1,987</text:p>
          </table:table-cell>
          <table:table-cell table:style-name="ce23" office:value-type="float" office:value="0.0078">
            <text:p>0,008</text:p>
          </table:table-cell>
          <table:table-cell table:style-name="ce23"/>
          <table:table-cell table:style-name="ce23" office:value-type="float" office:value="0.25846617096106">
            <text:p>0,258</text:p>
          </table:table-cell>
          <table:table-cell table:style-name="ce23" office:value-type="float" office:value="0.0098">
            <text:p>0,01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1250635417242">
            <text:p>0,971</text:p>
          </table:table-cell>
          <table:table-cell table:style-name="ce23" office:value-type="float" office:value="0.138275075984215">
            <text:p>0,138</text:p>
          </table:table-cell>
          <table:table-cell table:style-name="ce23"/>
          <table:table-cell table:style-name="ce23" office:value-type="float" office:value="2.03834496688306">
            <text:p>2,038</text:p>
          </table:table-cell>
          <table:table-cell table:style-name="ce23" office:value-type="float" office:value="0.0068">
            <text:p>0,007</text:p>
          </table:table-cell>
          <table:table-cell table:style-name="ce23"/>
          <table:table-cell table:style-name="ce23" office:value-type="float" office:value="0.264501927507322">
            <text:p>0,265</text:p>
          </table:table-cell>
          <table:table-cell table:style-name="ce23" office:value-type="float" office:value="0.0071">
            <text:p>0,00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7766020269722">
            <text:p>1,378</text:p>
          </table:table-cell>
          <table:table-cell table:style-name="ce23" office:value-type="float" office:value="0.0988087371440012">
            <text:p>0,099</text:p>
          </table:table-cell>
          <table:table-cell table:style-name="ce23"/>
          <table:table-cell table:style-name="ce23" office:value-type="float" office:value="2.08956879793087">
            <text:p>2,090</text:p>
          </table:table-cell>
          <table:table-cell table:style-name="ce23" office:value-type="float" office:value="0.0046">
            <text:p>0,005</text:p>
          </table:table-cell>
          <table:table-cell table:style-name="ce23"/>
          <table:table-cell table:style-name="ce23" office:value-type="float" office:value="0.270537684053585">
            <text:p>0,271</text:p>
          </table:table-cell>
          <table:table-cell table:style-name="ce23" office:value-type="float" office:value="0.0063">
            <text:p>0,00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6786752330215">
            <text:p>1,968</text:p>
          </table:table-cell>
          <table:table-cell table:style-name="ce23" office:value-type="float" office:value="0.11713465022721">
            <text:p>0,117</text:p>
          </table:table-cell>
          <table:table-cell table:style-name="ce23"/>
          <table:table-cell table:style-name="ce23" office:value-type="float" office:value="2.14079262897869">
            <text:p>2,141</text:p>
          </table:table-cell>
          <table:table-cell table:style-name="ce23" office:value-type="float" office:value="0.0046">
            <text:p>0,005</text:p>
          </table:table-cell>
          <table:table-cell table:style-name="ce23"/>
          <table:table-cell table:style-name="ce23" office:value-type="float" office:value="0.276573440599847">
            <text:p>0,277</text:p>
          </table:table-cell>
          <table:table-cell table:style-name="ce23" office:value-type="float" office:value="0.0031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858295836181">
            <text:p>1,239</text:p>
          </table:table-cell>
          <table:table-cell table:style-name="ce23" office:value-type="float" office:value="0.099928480730421">
            <text:p>0,100</text:p>
          </table:table-cell>
          <table:table-cell table:style-name="ce23"/>
          <table:table-cell table:style-name="ce23" office:value-type="float" office:value="2.19201646002651">
            <text:p>2,192</text:p>
          </table:table-cell>
          <table:table-cell table:style-name="ce23" office:value-type="float" office:value="0.004">
            <text:p>0,004</text:p>
          </table:table-cell>
          <table:table-cell table:style-name="ce23"/>
          <table:table-cell table:style-name="ce23" office:value-type="float" office:value="0.28260919714611">
            <text:p>0,283</text:p>
          </table:table-cell>
          <table:table-cell table:style-name="ce23" office:value-type="float" office:value="0.0018">
            <text:p>0,00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2208412599024">
            <text:p>0,972</text:p>
          </table:table-cell>
          <table:table-cell table:style-name="ce23" office:value-type="float" office:value="0.234240672615943">
            <text:p>0,234</text:p>
          </table:table-cell>
          <table:table-cell table:style-name="ce23"/>
          <table:table-cell table:style-name="ce23" office:value-type="float" office:value="2.24324029107433">
            <text:p>2,243</text:p>
          </table:table-cell>
          <table:table-cell table:style-name="ce23" office:value-type="float" office:value="0.0025">
            <text:p>0,003</text:p>
          </table:table-cell>
          <table:table-cell table:style-name="ce23"/>
          <table:table-cell table:style-name="ce23" office:value-type="float" office:value="0.288644953692373">
            <text:p>0,289</text:p>
          </table:table-cell>
          <table:table-cell table:style-name="ce23" office:value-type="float" office:value="0.0014">
            <text:p>0,00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99402928318696">
            <text:p>0,699</text:p>
          </table:table-cell>
          <table:table-cell table:style-name="ce23" office:value-type="float" office:value="0.167330885440414">
            <text:p>0,167</text:p>
          </table:table-cell>
          <table:table-cell table:style-name="ce23"/>
          <table:table-cell table:style-name="ce23" office:value-type="float" office:value="2.29446412212215">
            <text:p>2,294</text:p>
          </table:table-cell>
          <table:table-cell table:style-name="ce23" office:value-type="float" office:value="0.0031">
            <text:p>0,003</text:p>
          </table:table-cell>
          <table:table-cell table:style-name="ce23"/>
          <table:table-cell table:style-name="ce23" office:value-type="float" office:value="0.294680710238635">
            <text:p>0,295</text:p>
          </table:table-cell>
          <table:table-cell table:style-name="ce23" office:value-type="float" office:value="0.0012">
            <text:p>0,00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31444330539143">
            <text:p>0,531</text:p>
          </table:table-cell>
          <table:table-cell table:style-name="ce23" office:value-type="float" office:value="0.18266420633123">
            <text:p>0,183</text:p>
          </table:table-cell>
          <table:table-cell table:style-name="ce23"/>
          <table:table-cell table:style-name="ce23" office:value-type="float" office:value="2.34568795316997">
            <text:p>2,346</text:p>
          </table:table-cell>
          <table:table-cell table:style-name="ce23" office:value-type="float" office:value="0.0026">
            <text:p>0,003</text:p>
          </table:table-cell>
          <table:table-cell table:style-name="ce23"/>
          <table:table-cell table:style-name="ce23" office:value-type="float" office:value="0.300716466784898">
            <text:p>0,301</text:p>
          </table:table-cell>
          <table:table-cell table:style-name="ce23" office:value-type="float" office:value="0.0006">
            <text:p>0,00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0059110958979">
            <text:p>1,501</text:p>
          </table:table-cell>
          <table:table-cell table:style-name="ce23" office:value-type="float" office:value="0.11935997752306">
            <text:p>0,119</text:p>
          </table:table-cell>
          <table:table-cell table:style-name="ce23"/>
          <table:table-cell table:style-name="ce23" office:value-type="float" office:value="2.39691178421779">
            <text:p>2,397</text:p>
          </table:table-cell>
          <table:table-cell table:style-name="ce23" office:value-type="float" office:value="0.0022">
            <text:p>0,002</text:p>
          </table:table-cell>
          <table:table-cell table:style-name="ce23"/>
          <table:table-cell table:style-name="ce23" office:value-type="float" office:value="0.30675222333116">
            <text:p>0,307</text:p>
          </table:table-cell>
          <table:table-cell table:style-name="ce23" office:value-type="float" office:value="0.0005">
            <text:p>0,00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7536609120751">
            <text:p>0,938</text:p>
          </table:table-cell>
          <table:table-cell table:style-name="ce23" office:value-type="float" office:value="0.23609633763457">
            <text:p>0,236</text:p>
          </table:table-cell>
          <table:table-cell table:style-name="ce23"/>
          <table:table-cell table:style-name="ce23" office:value-type="float" office:value="2.4481356152656">
            <text:p>2,448</text:p>
          </table:table-cell>
          <table:table-cell table:style-name="ce23" office:value-type="float" office:value="0.011">
            <text:p>0,011</text:p>
          </table:table-cell>
          <table:table-cell table:style-name="ce23"/>
          <table:table-cell table:style-name="ce23" office:value-type="float" office:value="0.312787979877423">
            <text:p>0,313</text:p>
          </table:table-cell>
          <table:table-cell table:style-name="ce23" office:value-type="float" office:value="0.0001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4716936446">
            <text:p>1,247</text:p>
          </table:table-cell>
          <table:table-cell table:style-name="ce23" office:value-type="float" office:value="0.143334234218428">
            <text:p>0,1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410314218928">
            <text:p>1,134</text:p>
          </table:table-cell>
          <table:table-cell table:style-name="ce23" office:value-type="float" office:value="0.147206480446233">
            <text:p>0,14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30508038962192">
            <text:p>2,305</text:p>
          </table:table-cell>
          <table:table-cell table:style-name="ce23" office:value-type="float" office:value="0.109770279491755">
            <text:p>0,11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5785274747783">
            <text:p>1,258</text:p>
          </table:table-cell>
          <table:table-cell table:style-name="ce23" office:value-type="float" office:value="0.184837855440918">
            <text:p>0,18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2438517610024">
            <text:p>1,324</text:p>
          </table:table-cell>
          <table:table-cell table:style-name="ce23" office:value-type="float" office:value="0.149620968401099">
            <text:p>0,15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5375287312391">
            <text:p>1,254</text:p>
          </table:table-cell>
          <table:table-cell table:style-name="ce23" office:value-type="float" office:value="0.160136202117984">
            <text:p>0,16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2129683416791">
            <text:p>1,021</text:p>
          </table:table-cell>
          <table:table-cell table:style-name="ce23" office:value-type="float" office:value="0.189977895815685">
            <text:p>0,19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7412186581675">
            <text:p>1,074</text:p>
          </table:table-cell>
          <table:table-cell table:style-name="ce23" office:value-type="float" office:value="0.231573628595638">
            <text:p>0,23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4627100162742">
            <text:p>1,346</text:p>
          </table:table-cell>
          <table:table-cell table:style-name="ce23" office:value-type="float" office:value="0.129572966497338">
            <text:p>0,13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554719520335">
            <text:p>1,136</text:p>
          </table:table-cell>
          <table:table-cell table:style-name="ce23" office:value-type="float" office:value="0.20251055315237">
            <text:p>0,20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2755219458757">
            <text:p>1,128</text:p>
          </table:table-cell>
          <table:table-cell table:style-name="ce23" office:value-type="float" office:value="0.186593241353865">
            <text:p>0,18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5902739469015">
            <text:p>1,859</text:p>
          </table:table-cell>
          <table:table-cell table:style-name="ce23" office:value-type="float" office:value="0.191196192955785">
            <text:p>0,19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1496433936217">
            <text:p>1,115</text:p>
          </table:table-cell>
          <table:table-cell table:style-name="ce23" office:value-type="float" office:value="0.201693491751508">
            <text:p>0,2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674447588488">
            <text:p>1,137</text:p>
          </table:table-cell>
          <table:table-cell table:style-name="ce23" office:value-type="float" office:value="0.172404265972484">
            <text:p>0,17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03697990600136">
            <text:p>0,704</text:p>
          </table:table-cell>
          <table:table-cell table:style-name="ce23" office:value-type="float" office:value="0.197232982915762">
            <text:p>0,1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9161501035773">
            <text:p>1,592</text:p>
          </table:table-cell>
          <table:table-cell table:style-name="ce23" office:value-type="float" office:value="0.0957951961852769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2271989362641">
            <text:p>0,932</text:p>
          </table:table-cell>
          <table:table-cell table:style-name="ce23" office:value-type="float" office:value="0.184023890260299">
            <text:p>0,18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1572627313123">
            <text:p>1,616</text:p>
          </table:table-cell>
          <table:table-cell table:style-name="ce23" office:value-type="float" office:value="0.0968273741770791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0104128234006">
            <text:p>0,701</text:p>
          </table:table-cell>
          <table:table-cell table:style-name="ce23" office:value-type="float" office:value="0.180762479431057">
            <text:p>0,18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109502541154">
            <text:p>1,511</text:p>
          </table:table-cell>
          <table:table-cell table:style-name="ce23" office:value-type="float" office:value="0.0968507692617177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295705310135">
            <text:p>1,043</text:p>
          </table:table-cell>
          <table:table-cell table:style-name="ce23" office:value-type="float" office:value="0.165020145921018">
            <text:p>0,16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5031006661795">
            <text:p>0,825</text:p>
          </table:table-cell>
          <table:table-cell table:style-name="ce23" office:value-type="float" office:value="0.198661051058249">
            <text:p>0,19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00951257511534">
            <text:p>2,010</text:p>
          </table:table-cell>
          <table:table-cell table:style-name="ce23" office:value-type="float" office:value="0.0961640719106015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2583464306896">
            <text:p>1,426</text:p>
          </table:table-cell>
          <table:table-cell table:style-name="ce23" office:value-type="float" office:value="0.146223660655544">
            <text:p>0,14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262184099573">
            <text:p>0,943</text:p>
          </table:table-cell>
          <table:table-cell table:style-name="ce23" office:value-type="float" office:value="0.175333705331802">
            <text:p>0,17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9871948273179">
            <text:p>0,750</text:p>
          </table:table-cell>
          <table:table-cell table:style-name="ce23" office:value-type="float" office:value="0.16721933455683">
            <text:p>0,16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17557859017771">
            <text:p>0,618</text:p>
          </table:table-cell>
          <table:table-cell table:style-name="ce23" office:value-type="float" office:value="0.176457481227334">
            <text:p>0,17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9866722134789">
            <text:p>1,699</text:p>
          </table:table-cell>
          <table:table-cell table:style-name="ce23" office:value-type="float" office:value="0.0960253189554732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9374306344756">
            <text:p>0,809</text:p>
          </table:table-cell>
          <table:table-cell table:style-name="ce23" office:value-type="float" office:value="0.228481663243842">
            <text:p>0,22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8150760059109">
            <text:p>1,382</text:p>
          </table:table-cell>
          <table:table-cell table:style-name="ce23" office:value-type="float" office:value="0.186435759243224">
            <text:p>0,18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180334555593">
            <text:p>0,822</text:p>
          </table:table-cell>
          <table:table-cell table:style-name="ce23" office:value-type="float" office:value="0.164373112442131">
            <text:p>0,16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041583798153">
            <text:p>1,404</text:p>
          </table:table-cell>
          <table:table-cell table:style-name="ce23" office:value-type="float" office:value="0.0957339298555578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7947543256832">
            <text:p>1,279</text:p>
          </table:table-cell>
          <table:table-cell table:style-name="ce23" office:value-type="float" office:value="0.221776999413606">
            <text:p>0,22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3968661906117">
            <text:p>1,040</text:p>
          </table:table-cell>
          <table:table-cell table:style-name="ce23" office:value-type="float" office:value="0.125970714855696">
            <text:p>0,12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1738250756018">
            <text:p>1,617</text:p>
          </table:table-cell>
          <table:table-cell table:style-name="ce23" office:value-type="float" office:value="0.221785315891478">
            <text:p>0,22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20467351745823">
            <text:p>2,205</text:p>
          </table:table-cell>
          <table:table-cell table:style-name="ce23" office:value-type="float" office:value="0.0962251415776183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2550638512072">
            <text:p>1,126</text:p>
          </table:table-cell>
          <table:table-cell table:style-name="ce23" office:value-type="float" office:value="0.175722326966882">
            <text:p>0,17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5120358210835">
            <text:p>1,351</text:p>
          </table:table-cell>
          <table:table-cell table:style-name="ce23" office:value-type="float" office:value="0.144957101571801">
            <text:p>0,14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83759279363">
            <text:p>1,084</text:p>
          </table:table-cell>
          <table:table-cell table:style-name="ce23" office:value-type="float" office:value="0.0964034419115286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219761540936">
            <text:p>0,972</text:p>
          </table:table-cell>
          <table:table-cell table:style-name="ce23" office:value-type="float" office:value="0.116681860718684">
            <text:p>0,11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0421820640602">
            <text:p>1,404</text:p>
          </table:table-cell>
          <table:table-cell table:style-name="ce23" office:value-type="float" office:value="0.122785135992356">
            <text:p>0,12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43072690132838">
            <text:p>0,843</text:p>
          </table:table-cell>
          <table:table-cell table:style-name="ce23" office:value-type="float" office:value="0.238304299485181">
            <text:p>0,23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4737941607138">
            <text:p>1,247</text:p>
          </table:table-cell>
          <table:table-cell table:style-name="ce23" office:value-type="float" office:value="0.0970228221644408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258277276952">
            <text:p>1,013</text:p>
          </table:table-cell>
          <table:table-cell table:style-name="ce23" office:value-type="float" office:value="0.219106554308038">
            <text:p>0,21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77300536390603">
            <text:p>0,777</text:p>
          </table:table-cell>
          <table:table-cell table:style-name="ce23" office:value-type="float" office:value="0.277738267159025">
            <text:p>0,27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3800788344952">
            <text:p>1,638</text:p>
          </table:table-cell>
          <table:table-cell table:style-name="ce23" office:value-type="float" office:value="0.0959259452527936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5284958423204">
            <text:p>1,253</text:p>
          </table:table-cell>
          <table:table-cell table:style-name="ce23" office:value-type="float" office:value="0.153114541671023">
            <text:p>0,15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86701071973372">
            <text:p>0,787</text:p>
          </table:table-cell>
          <table:table-cell table:style-name="ce23" office:value-type="float" office:value="0.151689403769302">
            <text:p>0,15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8147258090463">
            <text:p>1,181</text:p>
          </table:table-cell>
          <table:table-cell table:style-name="ce23" office:value-type="float" office:value="0.148910221071613">
            <text:p>0,14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7359369071746">
            <text:p>1,374</text:p>
          </table:table-cell>
          <table:table-cell table:style-name="ce23" office:value-type="float" office:value="0.172848036341568">
            <text:p>0,17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68357427528916">
            <text:p>0,868</text:p>
          </table:table-cell>
          <table:table-cell table:style-name="ce23" office:value-type="float" office:value="0.169093414980272">
            <text:p>0,1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6173311511143">
            <text:p>0,806</text:p>
          </table:table-cell>
          <table:table-cell table:style-name="ce23" office:value-type="float" office:value="0.0981885458035199">
            <text:p>0,09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68517292895073">
            <text:p>0,869</text:p>
          </table:table-cell>
          <table:table-cell table:style-name="ce23" office:value-type="float" office:value="0.241100512843257">
            <text:p>0,2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7171135075518">
            <text:p>1,472</text:p>
          </table:table-cell>
          <table:table-cell table:style-name="ce23" office:value-type="float" office:value="0.0967663012622756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2029100189078">
            <text:p>1,220</text:p>
          </table:table-cell>
          <table:table-cell table:style-name="ce23" office:value-type="float" office:value="0.116474969361115">
            <text:p>0,11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4331699805568">
            <text:p>1,343</text:p>
          </table:table-cell>
          <table:table-cell table:style-name="ce23" office:value-type="float" office:value="0.127623309152194">
            <text:p>0,12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85956291931755">
            <text:p>0,586</text:p>
          </table:table-cell>
          <table:table-cell table:style-name="ce23" office:value-type="float" office:value="0.183443343869391">
            <text:p>0,18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6052506891985">
            <text:p>0,861</text:p>
          </table:table-cell>
          <table:table-cell table:style-name="ce23" office:value-type="float" office:value="0.208632983004278">
            <text:p>0,20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963966152984">
            <text:p>1,020</text:p>
          </table:table-cell>
          <table:table-cell table:style-name="ce23" office:value-type="float" office:value="0.126163466884829">
            <text:p>0,12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76730653008">
            <text:p>2,177</text:p>
          </table:table-cell>
          <table:table-cell table:style-name="ce23" office:value-type="float" office:value="0.094675030584895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1653076667883">
            <text:p>1,117</text:p>
          </table:table-cell>
          <table:table-cell table:style-name="ce23" office:value-type="float" office:value="0.147816531891875">
            <text:p>0,14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293672265345">
            <text:p>1,329</text:p>
          </table:table-cell>
          <table:table-cell table:style-name="ce23" office:value-type="float" office:value="0.173259098855743">
            <text:p>0,17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4111752970901">
            <text:p>1,741</text:p>
          </table:table-cell>
          <table:table-cell table:style-name="ce23" office:value-type="float" office:value="0.17037670585852">
            <text:p>0,17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8968782804599">
            <text:p>1,190</text:p>
          </table:table-cell>
          <table:table-cell table:style-name="ce23" office:value-type="float" office:value="0.208046058575197">
            <text:p>0,2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7137867007165">
            <text:p>0,937</text:p>
          </table:table-cell>
          <table:table-cell table:style-name="ce23" office:value-type="float" office:value="0.215764787491968">
            <text:p>0,21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2549291846999">
            <text:p>1,425</text:p>
          </table:table-cell>
          <table:table-cell table:style-name="ce23" office:value-type="float" office:value="0.11332783860041">
            <text:p>0,11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19350516731316">
            <text:p>0,619</text:p>
          </table:table-cell>
          <table:table-cell table:style-name="ce23" office:value-type="float" office:value="0.182070914935107">
            <text:p>0,18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8504393726492">
            <text:p>1,685</text:p>
          </table:table-cell>
          <table:table-cell table:style-name="ce23" office:value-type="float" office:value="0.098358619058721">
            <text:p>0,09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6275647756752">
            <text:p>1,563</text:p>
          </table:table-cell>
          <table:table-cell table:style-name="ce23" office:value-type="float" office:value="0.120536808204338">
            <text:p>0,12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78328970245191">
            <text:p>0,678</text:p>
          </table:table-cell>
          <table:table-cell table:style-name="ce23" office:value-type="float" office:value="0.236829227148677">
            <text:p>0,23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4658267456861">
            <text:p>1,247</text:p>
          </table:table-cell>
          <table:table-cell table:style-name="ce23" office:value-type="float" office:value="0.162929972756392">
            <text:p>0,16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0818034014052">
            <text:p>0,801</text:p>
          </table:table-cell>
          <table:table-cell table:style-name="ce23" office:value-type="float" office:value="0.195480161281973">
            <text:p>0,1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4287322090867">
            <text:p>1,843</text:p>
          </table:table-cell>
          <table:table-cell table:style-name="ce23" office:value-type="float" office:value="0.12209067380416">
            <text:p>0,12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7736616953768">
            <text:p>1,277</text:p>
          </table:table-cell>
          <table:table-cell table:style-name="ce23" office:value-type="float" office:value="0.166774333197553">
            <text:p>0,16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6737480941787">
            <text:p>0,827</text:p>
          </table:table-cell>
          <table:table-cell table:style-name="ce23" office:value-type="float" office:value="0.173568626844691">
            <text:p>0,17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5389418970585">
            <text:p>1,354</text:p>
          </table:table-cell>
          <table:table-cell table:style-name="ce23" office:value-type="float" office:value="0.208229377873802">
            <text:p>0,2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2195879525713">
            <text:p>1,422</text:p>
          </table:table-cell>
          <table:table-cell table:style-name="ce23" office:value-type="float" office:value="0.0967233608875921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793171679054">
            <text:p>1,048</text:p>
          </table:table-cell>
          <table:table-cell table:style-name="ce23" office:value-type="float" office:value="0.0973623193334978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7025298171162">
            <text:p>1,570</text:p>
          </table:table-cell>
          <table:table-cell table:style-name="ce23" office:value-type="float" office:value="0.119910361694212">
            <text:p>0,12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24894821744283">
            <text:p>0,925</text:p>
          </table:table-cell>
          <table:table-cell table:style-name="ce23" office:value-type="float" office:value="0.201903319052082">
            <text:p>0,2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37524139246907">
            <text:p>2,375</text:p>
          </table:table-cell>
          <table:table-cell table:style-name="ce23" office:value-type="float" office:value="0.0956615845706806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3162577315911">
            <text:p>0,933</text:p>
          </table:table-cell>
          <table:table-cell table:style-name="ce23" office:value-type="float" office:value="0.244799138127549">
            <text:p>0,24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6736079067214">
            <text:p>0,667</text:p>
          </table:table-cell>
          <table:table-cell table:style-name="ce23" office:value-type="float" office:value="0.219353513750449">
            <text:p>0,21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9242561786641">
            <text:p>1,092</text:p>
          </table:table-cell>
          <table:table-cell table:style-name="ce23" office:value-type="float" office:value="0.154260878993921">
            <text:p>0,15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2199183785747">
            <text:p>1,422</text:p>
          </table:table-cell>
          <table:table-cell table:style-name="ce23" office:value-type="float" office:value="0.139303995543701">
            <text:p>0,13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4938805816887">
            <text:p>1,749</text:p>
          </table:table-cell>
          <table:table-cell table:style-name="ce23" office:value-type="float" office:value="0.1891490552606">
            <text:p>0,18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29792373621939">
            <text:p>0,530</text:p>
          </table:table-cell>
          <table:table-cell table:style-name="ce23" office:value-type="float" office:value="0.236882461623856">
            <text:p>0,23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7095127929234">
            <text:p>2,171</text:p>
          </table:table-cell>
          <table:table-cell table:style-name="ce23" office:value-type="float" office:value="0.0953115090938957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702005703214">
            <text:p>1,770</text:p>
          </table:table-cell>
          <table:table-cell table:style-name="ce23" office:value-type="float" office:value="0.181478774915701">
            <text:p>0,18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04582272864234">
            <text:p>0,905</text:p>
          </table:table-cell>
          <table:table-cell table:style-name="ce23" office:value-type="float" office:value="0.245228550297228">
            <text:p>0,24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11187472856165">
            <text:p>0,811</text:p>
          </table:table-cell>
          <table:table-cell table:style-name="ce23" office:value-type="float" office:value="0.097922799669539">
            <text:p>0,09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3541329709762">
            <text:p>1,835</text:p>
          </table:table-cell>
          <table:table-cell table:style-name="ce23" office:value-type="float" office:value="0.0969475702533522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01095058176162">
            <text:p>2,011</text:p>
          </table:table-cell>
          <table:table-cell table:style-name="ce23" office:value-type="float" office:value="0.0945570198017346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3585598568714">
            <text:p>0,536</text:p>
          </table:table-cell>
          <table:table-cell table:style-name="ce23" office:value-type="float" office:value="0.187883075524973">
            <text:p>0,18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1565192788132">
            <text:p>1,316</text:p>
          </table:table-cell>
          <table:table-cell table:style-name="ce23" office:value-type="float" office:value="0.149720581094877">
            <text:p>0,15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611275909734">
            <text:p>1,016</text:p>
          </table:table-cell>
          <table:table-cell table:style-name="ce23" office:value-type="float" office:value="0.256595663331875">
            <text:p>0,25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0085470645619">
            <text:p>0,930</text:p>
          </table:table-cell>
          <table:table-cell table:style-name="ce23" office:value-type="float" office:value="0.216108967476852">
            <text:p>0,21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3037459346265">
            <text:p>1,630</text:p>
          </table:table-cell>
          <table:table-cell table:style-name="ce23" office:value-type="float" office:value="0.139345509821793">
            <text:p>0,13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6400109116063">
            <text:p>1,764</text:p>
          </table:table-cell>
          <table:table-cell table:style-name="ce23" office:value-type="float" office:value="0.161146204447325">
            <text:p>0,16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223525945359">
            <text:p>1,122</text:p>
          </table:table-cell>
          <table:table-cell table:style-name="ce23" office:value-type="float" office:value="0.113818169077672">
            <text:p>0,11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0510835929839">
            <text:p>1,105</text:p>
          </table:table-cell>
          <table:table-cell table:style-name="ce23" office:value-type="float" office:value="0.0965440789132525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4839974134534">
            <text:p>1,948</text:p>
          </table:table-cell>
          <table:table-cell table:style-name="ce23" office:value-type="float" office:value="0.095465807766499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33163013208732">
            <text:p>0,733</text:p>
          </table:table-cell>
          <table:table-cell table:style-name="ce23" office:value-type="float" office:value="0.233210225293601">
            <text:p>0,23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0231987767626">
            <text:p>2,102</text:p>
          </table:table-cell>
          <table:table-cell table:style-name="ce23" office:value-type="float" office:value="0.0949146045007097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3394584612038">
            <text:p>1,434</text:p>
          </table:table-cell>
          <table:table-cell table:style-name="ce23" office:value-type="float" office:value="0.0976405740473011">
            <text:p>0,09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1436243492802">
            <text:p>1,914</text:p>
          </table:table-cell>
          <table:table-cell table:style-name="ce23" office:value-type="float" office:value="0.0954698217478851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18147142454673">
            <text:p>0,618</text:p>
          </table:table-cell>
          <table:table-cell table:style-name="ce23" office:value-type="float" office:value="0.259167674287963">
            <text:p>0,25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5747636276995">
            <text:p>1,257</text:p>
          </table:table-cell>
          <table:table-cell table:style-name="ce23" office:value-type="float" office:value="0.141140881936401">
            <text:p>0,1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63751093436861">
            <text:p>0,564</text:p>
          </table:table-cell>
          <table:table-cell table:style-name="ce23" office:value-type="float" office:value="0.230231191068398">
            <text:p>0,23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4116004063639">
            <text:p>1,141</text:p>
          </table:table-cell>
          <table:table-cell table:style-name="ce23" office:value-type="float" office:value="0.0967885413821845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0851099347487">
            <text:p>1,109</text:p>
          </table:table-cell>
          <table:table-cell table:style-name="ce23" office:value-type="float" office:value="0.251606801640882">
            <text:p>0,25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5403215665017">
            <text:p>1,254</text:p>
          </table:table-cell>
          <table:table-cell table:style-name="ce23" office:value-type="float" office:value="0.14316044903722">
            <text:p>0,1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27169775451997">
            <text:p>2,272</text:p>
          </table:table-cell>
          <table:table-cell table:style-name="ce23" office:value-type="float" office:value="0.248369747150137">
            <text:p>0,24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6412895764257">
            <text:p>1,564</text:p>
          </table:table-cell>
          <table:table-cell table:style-name="ce23" office:value-type="float" office:value="0.16905684795845">
            <text:p>0,1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6348097955206">
            <text:p>1,863</text:p>
          </table:table-cell>
          <table:table-cell table:style-name="ce23" office:value-type="float" office:value="0.0961587549251194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3801486226218">
            <text:p>0,974</text:p>
          </table:table-cell>
          <table:table-cell table:style-name="ce23" office:value-type="float" office:value="0.253125378647096">
            <text:p>0,25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15408588048119">
            <text:p>0,715</text:p>
          </table:table-cell>
          <table:table-cell table:style-name="ce23" office:value-type="float" office:value="0.19632394675397">
            <text:p>0,1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7966060351106">
            <text:p>1,080</text:p>
          </table:table-cell>
          <table:table-cell table:style-name="ce23" office:value-type="float" office:value="0.152606927662005">
            <text:p>0,15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5400469979288">
            <text:p>1,654</text:p>
          </table:table-cell>
          <table:table-cell table:style-name="ce23" office:value-type="float" office:value="0.168502203842224">
            <text:p>0,1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2328969965955">
            <text:p>1,423</text:p>
          </table:table-cell>
          <table:table-cell table:style-name="ce23" office:value-type="float" office:value="0.15413129788988">
            <text:p>0,15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175913761288">
            <text:p>1,202</text:p>
          </table:table-cell>
          <table:table-cell table:style-name="ce23" office:value-type="float" office:value="0.20087759590017">
            <text:p>0,20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2072273851858">
            <text:p>1,221</text:p>
          </table:table-cell>
          <table:table-cell table:style-name="ce23" office:value-type="float" office:value="0.18523605037154">
            <text:p>0,18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81261330426257">
            <text:p>0,981</text:p>
          </table:table-cell>
          <table:table-cell table:style-name="ce23" office:value-type="float" office:value="0.129001560319561">
            <text:p>0,12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0394899099695">
            <text:p>1,104</text:p>
          </table:table-cell>
          <table:table-cell table:style-name="ce23" office:value-type="float" office:value="0.09686088239807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65425857214051">
            <text:p>0,965</text:p>
          </table:table-cell>
          <table:table-cell table:style-name="ce23" office:value-type="float" office:value="0.142727056638972">
            <text:p>0,1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49888262447809">
            <text:p>0,850</text:p>
          </table:table-cell>
          <table:table-cell table:style-name="ce23" office:value-type="float" office:value="0.167786833522731">
            <text:p>0,16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2978145402724">
            <text:p>2,130</text:p>
          </table:table-cell>
          <table:table-cell table:style-name="ce23" office:value-type="float" office:value="0.0960441727368459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9073618074884">
            <text:p>1,391</text:p>
          </table:table-cell>
          <table:table-cell table:style-name="ce23" office:value-type="float" office:value="0.228108991752198">
            <text:p>0,22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4813512350532">
            <text:p>1,248</text:p>
          </table:table-cell>
          <table:table-cell table:style-name="ce23" office:value-type="float" office:value="0.169199799433221">
            <text:p>0,16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50368547075">
            <text:p>1,045</text:p>
          </table:table-cell>
          <table:table-cell table:style-name="ce23" office:value-type="float" office:value="0.0972527933092916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9551627426171">
            <text:p>2,955</text:p>
          </table:table-cell>
          <table:table-cell table:style-name="ce23" office:value-type="float" office:value="0.0929254112568023">
            <text:p>0,09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4907945610295">
            <text:p>1,549</text:p>
          </table:table-cell>
          <table:table-cell table:style-name="ce23" office:value-type="float" office:value="0.143074947438254">
            <text:p>0,1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3050642279417">
            <text:p>1,431</text:p>
          </table:table-cell>
          <table:table-cell table:style-name="ce23" office:value-type="float" office:value="0.128165285173544">
            <text:p>0,12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877840578023">
            <text:p>1,269</text:p>
          </table:table-cell>
          <table:table-cell table:style-name="ce23" office:value-type="float" office:value="0.215395807612233">
            <text:p>0,21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52226492876193">
            <text:p>0,752</text:p>
          </table:table-cell>
          <table:table-cell table:style-name="ce23" office:value-type="float" office:value="0.231293610938242">
            <text:p>0,23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3348889672769">
            <text:p>0,823</text:p>
          </table:table-cell>
          <table:table-cell table:style-name="ce23" office:value-type="float" office:value="0.250814749893729">
            <text:p>0,25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2239835647062">
            <text:p>1,622</text:p>
          </table:table-cell>
          <table:table-cell table:style-name="ce23" office:value-type="float" office:value="0.0974653369644646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92997263358652">
            <text:p>0,793</text:p>
          </table:table-cell>
          <table:table-cell table:style-name="ce23" office:value-type="float" office:value="0.149036215730409">
            <text:p>0,14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40409021962103">
            <text:p>0,640</text:p>
          </table:table-cell>
          <table:table-cell table:style-name="ce23" office:value-type="float" office:value="0.203808924157432">
            <text:p>0,20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462669055273">
            <text:p>1,246</text:p>
          </table:table-cell>
          <table:table-cell table:style-name="ce23" office:value-type="float" office:value="0.224522844457035">
            <text:p>0,22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88576535589378">
            <text:p>0,589</text:p>
          </table:table-cell>
          <table:table-cell table:style-name="ce23" office:value-type="float" office:value="0.280228123645708">
            <text:p>0,28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36524952851749">
            <text:p>0,737</text:p>
          </table:table-cell>
          <table:table-cell table:style-name="ce23" office:value-type="float" office:value="0.227219938985492">
            <text:p>0,22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5009112296773">
            <text:p>1,150</text:p>
          </table:table-cell>
          <table:table-cell table:style-name="ce23" office:value-type="float" office:value="0.121176196871775">
            <text:p>0,12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5287439261178">
            <text:p>1,153</text:p>
          </table:table-cell>
          <table:table-cell table:style-name="ce23" office:value-type="float" office:value="0.181573035351305">
            <text:p>0,18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1775647447439">
            <text:p>1,118</text:p>
          </table:table-cell>
          <table:table-cell table:style-name="ce23" office:value-type="float" office:value="0.0966603359709457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3761377129374">
            <text:p>1,038</text:p>
          </table:table-cell>
          <table:table-cell table:style-name="ce23" office:value-type="float" office:value="0.100134867015613">
            <text:p>0,1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9091445219121">
            <text:p>1,091</text:p>
          </table:table-cell>
          <table:table-cell table:style-name="ce23" office:value-type="float" office:value="0.0969951608458797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2081172923135">
            <text:p>1,821</text:p>
          </table:table-cell>
          <table:table-cell table:style-name="ce23" office:value-type="float" office:value="0.0959066738508304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1948311317725">
            <text:p>1,119</text:p>
          </table:table-cell>
          <table:table-cell table:style-name="ce23" office:value-type="float" office:value="0.181802955081908">
            <text:p>0,18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92816940177765">
            <text:p>0,993</text:p>
          </table:table-cell>
          <table:table-cell table:style-name="ce23" office:value-type="float" office:value="0.162171520931171">
            <text:p>0,16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5402200230491">
            <text:p>1,954</text:p>
          </table:table-cell>
          <table:table-cell table:style-name="ce23" office:value-type="float" office:value="0.0957097876319399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7012666981758">
            <text:p>1,370</text:p>
          </table:table-cell>
          <table:table-cell table:style-name="ce23" office:value-type="float" office:value="0.153713441103978">
            <text:p>0,15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28722389226919">
            <text:p>0,929</text:p>
          </table:table-cell>
          <table:table-cell table:style-name="ce23" office:value-type="float" office:value="0.112152158306656">
            <text:p>0,11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74748737480405">
            <text:p>0,675</text:p>
          </table:table-cell>
          <table:table-cell table:style-name="ce23" office:value-type="float" office:value="0.175497585257511">
            <text:p>0,17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62737788600289">
            <text:p>2,627</text:p>
          </table:table-cell>
          <table:table-cell table:style-name="ce23" office:value-type="float" office:value="0.0950011201308934">
            <text:p>0,09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2532327995578">
            <text:p>1,225</text:p>
          </table:table-cell>
          <table:table-cell table:style-name="ce23" office:value-type="float" office:value="0.176703193300771">
            <text:p>0,17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1713040208467">
            <text:p>1,217</text:p>
          </table:table-cell>
          <table:table-cell table:style-name="ce23" office:value-type="float" office:value="0.143346979932281">
            <text:p>0,1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83952928500506">
            <text:p>0,784</text:p>
          </table:table-cell>
          <table:table-cell table:style-name="ce23" office:value-type="float" office:value="0.259351830694374">
            <text:p>0,25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2908319010188">
            <text:p>0,933</text:p>
          </table:table-cell>
          <table:table-cell table:style-name="ce23" office:value-type="float" office:value="0.102161878530852">
            <text:p>0,102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1821286462575">
            <text:p>1,118</text:p>
          </table:table-cell>
          <table:table-cell table:style-name="ce23" office:value-type="float" office:value="0.0962702212215894">
            <text:p>0,09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3175674882652">
            <text:p>1,332</text:p>
          </table:table-cell>
          <table:table-cell table:style-name="ce23" office:value-type="float" office:value="0.129238454165125">
            <text:p>0,12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93299794505233">
            <text:p>0,793</text:p>
          </table:table-cell>
          <table:table-cell table:style-name="ce23" office:value-type="float" office:value="0.193764776837687">
            <text:p>0,19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819535216115">
            <text:p>1,182</text:p>
          </table:table-cell>
          <table:table-cell table:style-name="ce23" office:value-type="float" office:value="0.100349718700828">
            <text:p>0,1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256498015416">
            <text:p>1,203</text:p>
          </table:table-cell>
          <table:table-cell table:style-name="ce23" office:value-type="float" office:value="0.123758544000164">
            <text:p>0,12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1444485713009">
            <text:p>1,214</text:p>
          </table:table-cell>
          <table:table-cell table:style-name="ce23" office:value-type="float" office:value="0.178764222430317">
            <text:p>0,179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21303368693362">
            <text:p>0,521</text:p>
          </table:table-cell>
          <table:table-cell table:style-name="ce23" office:value-type="float" office:value="0.235370515186328">
            <text:p>0,23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13797090458422">
            <text:p>0,814</text:p>
          </table:table-cell>
          <table:table-cell table:style-name="ce23" office:value-type="float" office:value="0.268439825040901">
            <text:p>0,26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4550270641874">
            <text:p>0,935</text:p>
          </table:table-cell>
          <table:table-cell table:style-name="ce23" office:value-type="float" office:value="0.152747337712275">
            <text:p>0,15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5476363698851">
            <text:p>1,255</text:p>
          </table:table-cell>
          <table:table-cell table:style-name="ce23" office:value-type="float" office:value="0.165102939776574">
            <text:p>0,165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332462347007">
            <text:p>0,633</text:p>
          </table:table-cell>
          <table:table-cell table:style-name="ce23" office:value-type="float" office:value="0.243265420576582">
            <text:p>0,2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380306777747">
            <text:p>1,014</text:p>
          </table:table-cell>
          <table:table-cell table:style-name="ce23" office:value-type="float" office:value="0.142570265785388">
            <text:p>0,14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97998241498214">
            <text:p>0,898</text:p>
          </table:table-cell>
          <table:table-cell table:style-name="ce23" office:value-type="float" office:value="0.126664028593466">
            <text:p>0,12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6873880448259">
            <text:p>1,169</text:p>
          </table:table-cell>
          <table:table-cell table:style-name="ce23" office:value-type="float" office:value="0.213323346242217">
            <text:p>0,21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943934704862">
            <text:p>1,009</text:p>
          </table:table-cell>
          <table:table-cell table:style-name="ce23" office:value-type="float" office:value="0.20292834255075">
            <text:p>0,20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4176214246853">
            <text:p>1,342</text:p>
          </table:table-cell>
          <table:table-cell table:style-name="ce23" office:value-type="float" office:value="0.187177188351521">
            <text:p>0,18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2987110586661">
            <text:p>1,230</text:p>
          </table:table-cell>
          <table:table-cell table:style-name="ce23" office:value-type="float" office:value="0.177029255761004">
            <text:p>0,17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39563081110918">
            <text:p>0,640</text:p>
          </table:table-cell>
          <table:table-cell table:style-name="ce23" office:value-type="float" office:value="0.217269072820365">
            <text:p>0,21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9042305868966">
            <text:p>1,290</text:p>
          </table:table-cell>
          <table:table-cell table:style-name="ce23" office:value-type="float" office:value="0.0968121236789075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499749519899">
            <text:p>1,265</text:p>
          </table:table-cell>
          <table:table-cell table:style-name="ce23" office:value-type="float" office:value="0.20759849410969">
            <text:p>0,20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6341567292828">
            <text:p>0,806</text:p>
          </table:table-cell>
          <table:table-cell table:style-name="ce23" office:value-type="float" office:value="0.20009555473323">
            <text:p>0,20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1976702674245">
            <text:p>1,220</text:p>
          </table:table-cell>
          <table:table-cell table:style-name="ce23" office:value-type="float" office:value="0.176229261073817">
            <text:p>0,17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7911689568513">
            <text:p>1,079</text:p>
          </table:table-cell>
          <table:table-cell table:style-name="ce23" office:value-type="float" office:value="0.168050183030221">
            <text:p>0,16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5582109262716">
            <text:p>1,356</text:p>
          </table:table-cell>
          <table:table-cell table:style-name="ce23" office:value-type="float" office:value="0.165722733867348">
            <text:p>0,16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5661998495172">
            <text:p>0,757</text:p>
          </table:table-cell>
          <table:table-cell table:style-name="ce23" office:value-type="float" office:value="0.181090067576333">
            <text:p>0,18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829401525327">
            <text:p>1,138</text:p>
          </table:table-cell>
          <table:table-cell table:style-name="ce23" office:value-type="float" office:value="0.23401208441402">
            <text:p>0,23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8967157509652">
            <text:p>1,090</text:p>
          </table:table-cell>
          <table:table-cell table:style-name="ce23" office:value-type="float" office:value="0.110401805305628">
            <text:p>0,11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5394532748482">
            <text:p>0,955</text:p>
          </table:table-cell>
          <table:table-cell table:style-name="ce23" office:value-type="float" office:value="0.204483321727027">
            <text:p>0,204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14827628851978">
            <text:p>0,915</text:p>
          </table:table-cell>
          <table:table-cell table:style-name="ce23" office:value-type="float" office:value="0.101253499300053">
            <text:p>0,10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498343229932">
            <text:p>1,015</text:p>
          </table:table-cell>
          <table:table-cell table:style-name="ce23" office:value-type="float" office:value="0.168193979458018">
            <text:p>0,168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9002252489381">
            <text:p>1,190</text:p>
          </table:table-cell>
          <table:table-cell table:style-name="ce23" office:value-type="float" office:value="0.0973776294542755">
            <text:p>0,097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5725237390585">
            <text:p>1,957</text:p>
          </table:table-cell>
          <table:table-cell table:style-name="ce23" office:value-type="float" office:value="0.111060730154144">
            <text:p>0,11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745182047179">
            <text:p>1,047</text:p>
          </table:table-cell>
          <table:table-cell table:style-name="ce23" office:value-type="float" office:value="0.17328638163768">
            <text:p>0,17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04765347095495">
            <text:p>0,705</text:p>
          </table:table-cell>
          <table:table-cell table:style-name="ce23" office:value-type="float" office:value="0.175901294835765">
            <text:p>0,17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9736948296644">
            <text:p>0,980</text:p>
          </table:table-cell>
          <table:table-cell table:style-name="ce23" office:value-type="float" office:value="0.172820737535088">
            <text:p>0,173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7386601269519">
            <text:p>1,174</text:p>
          </table:table-cell>
          <table:table-cell table:style-name="ce23" office:value-type="float" office:value="0.140977639533288">
            <text:p>0,14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0400917236745">
            <text:p>1,804</text:p>
          </table:table-cell>
          <table:table-cell table:style-name="ce23" office:value-type="float" office:value="0.209701592896719">
            <text:p>0,21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7844468184163">
            <text:p>0,578</text:p>
          </table:table-cell>
          <table:table-cell table:style-name="ce23" office:value-type="float" office:value="0.291148320327773">
            <text:p>0,291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393694813851">
            <text:p>1,004</text:p>
          </table:table-cell>
          <table:table-cell table:style-name="ce23" office:value-type="float" office:value="0.185944699916631">
            <text:p>0,186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5627886041547">
            <text:p>0,956</text:p>
          </table:table-cell>
          <table:table-cell table:style-name="ce23" office:value-type="float" office:value="0.260372244947609">
            <text:p>0,260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style-name="ce23"/>
          <table:table-cell table:style-name="ce23" office:value-type="float" office:value="0">
            <text:p>#N/A</text:p>
          </table:table-cell>
          <table:table-cell table:style-name="ce23" office:value-type="float" office:value="0">
            <text:p>#N/A</text:p>
          </table:table-cell>
          <table:table-cell table:number-columns-repeated="1015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number-style style:name="N155">
      <number:number number:decimal-places="1" number:min-integer-digits="1"/>
    </number:number-style>
    <number:number-style style:name="N157P0" style:volatile="true">
      <number:text>WAHR</number:text>
    </number:number-style>
    <number:number-style style:name="N157P1" style:volatile="true">
      <number:text>WAHR</number:text>
    </number:number-style>
    <number:number-style style:name="N157">
      <number:text>FALSCH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3" number:min-integer-digits="1"/>
      <number:text>%</number:text>
    </number:percentage-style>
    <number:number-style style:name="N159">
      <number:number number:decimal-places="4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7:53: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7:54:26</dc:date>
    <meta:generator>LibreOffice/4.0.3.3$MacOSX_x86 LibreOffice_project/0eaa50a932c8f2199a615e1eb30f7ac74279539</meta:generator>
    <meta:editing-duration>PT3H46M15S</meta:editing-duration>
    <meta:editing-cycles>25</meta:editing-cycles>
    <meta:document-statistic meta:table-count="2" meta:cell-count="15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65cm" svg:height="6.002cm" xlink:href=".." xlink:type="simple" chart:class="chart:scatter" chart:style-name="ch1">
        <chart:title svg:x="2.806cm" svg:y="0.272cm" chart:style-name="ch2">
          <text:p>Payoff</text:p>
        </chart:title>
        <chart:plot-area chart:style-name="ch3" table:cell-range-address="MonteCarloBlackScholes.B48:MonteCarloBlackScholes.C297" svg:x="0.089cm" svg:y="0.983cm" svg:width="8.372cm" svg:height="4.529cm">
          <chartooo:coordinate-region svg:x="1.056cm" svg:y="1.146cm" svg:width="7.045cm" svg:height="3.793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48:MonteCarloBlackScholes.C297" chart:class="chart:scatter">
            <chart:domain table:cell-range-address="MonteCarloBlackScholes.B48:MonteCarloBlackScholes.B29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2065912423256">
                <text:p>0.772065912423256</text:p>
                <draw:g>
                  <svg:desc>MonteCarloBlackScholes.B48:MonteCarloBlackScholes.B297</svg:desc>
                </draw:g>
              </table:table-cell>
              <table:table-cell office:value-type="float" office:value="0.2146352371551">
                <text:p>0.2146352371551</text:p>
                <draw:g>
                  <svg:desc>MonteCarloBlackScholes.C48:MonteCarloBlackScholes.C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211228524369">
                <text:p>1.35211228524369</text:p>
              </table:table-cell>
              <table:table-cell office:value-type="float" office:value="0.101733453625351">
                <text:p>0.101733453625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9967425251284">
                <text:p>0.729967425251284</text:p>
              </table:table-cell>
              <table:table-cell office:value-type="float" office:value="0.168556320618747">
                <text:p>0.168556320618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498838389262">
                <text:p>1.75498838389262</text:p>
              </table:table-cell>
              <table:table-cell office:value-type="float" office:value="0.125806993161731">
                <text:p>0.125806993161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8401787189492">
                <text:p>0.688401787189492</text:p>
              </table:table-cell>
              <table:table-cell office:value-type="float" office:value="0.260862990731586">
                <text:p>0.260862990731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4933401048858">
                <text:p>0.944933401048858</text:p>
              </table:table-cell>
              <table:table-cell office:value-type="float" office:value="0.102056435668629">
                <text:p>0.102056435668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9783357799687">
                <text:p>0.949783357799687</text:p>
              </table:table-cell>
              <table:table-cell office:value-type="float" office:value="0.170069751514558">
                <text:p>0.170069751514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969455895445">
                <text:p>1.15969455895445</text:p>
              </table:table-cell>
              <table:table-cell office:value-type="float" office:value="0.0971527632621872">
                <text:p>0.0971527632621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681849381024">
                <text:p>0.847681849381024</text:p>
              </table:table-cell>
              <table:table-cell office:value-type="float" office:value="0.208169366704144">
                <text:p>0.208169366704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3022827350607">
                <text:p>0.893022827350607</text:p>
              </table:table-cell>
              <table:table-cell office:value-type="float" office:value="0.224500385618079">
                <text:p>0.224500385618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7765523377775">
                <text:p>1.27765523377775</text:p>
              </table:table-cell>
              <table:table-cell office:value-type="float" office:value="0.0972369804337269">
                <text:p>0.0972369804337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4907671839283">
                <text:p>0.764907671839283</text:p>
              </table:table-cell>
              <table:table-cell office:value-type="float" office:value="0.167501684424806">
                <text:p>0.167501684424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1361056043373">
                <text:p>0.671361056043373</text:p>
              </table:table-cell>
              <table:table-cell office:value-type="float" office:value="0.207355675810207">
                <text:p>0.207355675810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395423262154">
                <text:p>1.49395423262154</text:p>
              </table:table-cell>
              <table:table-cell office:value-type="float" office:value="0.170736261541241">
                <text:p>0.170736261541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515251762009">
                <text:p>1.03515251762009</text:p>
              </table:table-cell>
              <table:table-cell office:value-type="float" office:value="0.168490537834738">
                <text:p>0.168490537834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4523203802421">
                <text:p>0.744523203802421</text:p>
              </table:table-cell>
              <table:table-cell office:value-type="float" office:value="0.154267391386319">
                <text:p>0.154267391386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266462876574">
                <text:p>1.54266462876574</text:p>
              </table:table-cell>
              <table:table-cell office:value-type="float" office:value="0.161495982791014">
                <text:p>0.161495982791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038141330949">
                <text:p>1.71038141330949</text:p>
              </table:table-cell>
              <table:table-cell office:value-type="float" office:value="0.0962477694157852">
                <text:p>0.0962477694157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034181651131">
                <text:p>1.06034181651131</text:p>
              </table:table-cell>
              <table:table-cell office:value-type="float" office:value="0.19611704006023">
                <text:p>0.1961170400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415933063106">
                <text:p>1.26415933063106</text:p>
              </table:table-cell>
              <table:table-cell office:value-type="float" office:value="0.211299767263756">
                <text:p>0.211299767263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042756622181">
                <text:p>1.09042756622181</text:p>
              </table:table-cell>
              <table:table-cell office:value-type="float" office:value="0.113449776975475">
                <text:p>0.113449776975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5598126285805">
                <text:p>0.745598126285805</text:p>
              </table:table-cell>
              <table:table-cell office:value-type="float" office:value="0.110838924951657">
                <text:p>0.110838924951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2875372968871">
                <text:p>0.912875372968871</text:p>
              </table:table-cell>
              <table:table-cell office:value-type="float" office:value="0.146816762639339">
                <text:p>0.146816762639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5101371712153">
                <text:p>0.555101371712153</text:p>
              </table:table-cell>
              <table:table-cell office:value-type="float" office:value="0.202158661770398">
                <text:p>0.202158661770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305324114957">
                <text:p>1.05305324114957</text:p>
              </table:table-cell>
              <table:table-cell office:value-type="float" office:value="0.154926766118463">
                <text:p>0.154926766118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9993293492694">
                <text:p>1.49993293492694</text:p>
              </table:table-cell>
              <table:table-cell office:value-type="float" office:value="0.177349032586113">
                <text:p>0.177349032586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3966577575383">
                <text:p>0.823966577575383</text:p>
              </table:table-cell>
              <table:table-cell office:value-type="float" office:value="0.240950277489848">
                <text:p>0.240950277489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4407472187474">
                <text:p>0.864407472187474</text:p>
              </table:table-cell>
              <table:table-cell office:value-type="float" office:value="0.199881258044153">
                <text:p>0.19988125804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0770249503294">
                <text:p>0.760770249503294</text:p>
              </table:table-cell>
              <table:table-cell office:value-type="float" office:value="0.169691682502852">
                <text:p>0.169691682502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520863447972">
                <text:p>1.04520863447972</text:p>
              </table:table-cell>
              <table:table-cell office:value-type="float" office:value="0.0969723498142798">
                <text:p>0.0969723498142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2921948296111">
                <text:p>0.942921948296111</text:p>
              </table:table-cell>
              <table:table-cell office:value-type="float" office:value="0.187764082804663">
                <text:p>0.187764082804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434830868063">
                <text:p>1.16434830868063</text:p>
              </table:table-cell>
              <table:table-cell office:value-type="float" office:value="0.103307431797186">
                <text:p>0.103307431797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176721389399">
                <text:p>0.91176721389399</text:p>
              </table:table-cell>
              <table:table-cell office:value-type="float" office:value="0.234316892121432">
                <text:p>0.234316892121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365661374079">
                <text:p>1.20365661374079</text:p>
              </table:table-cell>
              <table:table-cell office:value-type="float" office:value="0.145747007859303">
                <text:p>0.145747007859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7697712155622">
                <text:p>0.437697712155622</text:p>
              </table:table-cell>
              <table:table-cell office:value-type="float" office:value="0.243753764143661">
                <text:p>0.243753764143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8738531834594">
                <text:p>1.18738531834594</text:p>
              </table:table-cell>
              <table:table-cell office:value-type="float" office:value="0.259831036067972">
                <text:p>0.259831036067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752534070515">
                <text:p>0.921752534070515</text:p>
              </table:table-cell>
              <table:table-cell office:value-type="float" office:value="0.171973154268812">
                <text:p>0.171973154268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0836305783966">
                <text:p>1.20836305783966</text:p>
              </table:table-cell>
              <table:table-cell office:value-type="float" office:value="0.101859427455392">
                <text:p>0.101859427455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6743945351777">
                <text:p>1.46743945351777</text:p>
              </table:table-cell>
              <table:table-cell office:value-type="float" office:value="0.146202465303413">
                <text:p>0.146202465303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2693792870994">
                <text:p>0.952693792870994</text:p>
              </table:table-cell>
              <table:table-cell office:value-type="float" office:value="0.0975640264404679">
                <text:p>0.0975640264404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617502242208">
                <text:p>1.13617502242208</text:p>
              </table:table-cell>
              <table:table-cell office:value-type="float" office:value="0.117026687204382">
                <text:p>0.117026687204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4919125815337">
                <text:p>0.754919125815337</text:p>
              </table:table-cell>
              <table:table-cell office:value-type="float" office:value="0.223054782294187">
                <text:p>0.223054782294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1250635417242">
                <text:p>0.971250635417242</text:p>
              </table:table-cell>
              <table:table-cell office:value-type="float" office:value="0.138275075984215">
                <text:p>0.138275075984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7766020269722">
                <text:p>1.37766020269722</text:p>
              </table:table-cell>
              <table:table-cell office:value-type="float" office:value="0.0988087371440012">
                <text:p>0.0988087371440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6786752330215">
                <text:p>1.96786752330215</text:p>
              </table:table-cell>
              <table:table-cell office:value-type="float" office:value="0.11713465022721">
                <text:p>0.11713465022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3858295836181">
                <text:p>1.23858295836181</text:p>
              </table:table-cell>
              <table:table-cell office:value-type="float" office:value="0.099928480730421">
                <text:p>0.099928480730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2208412599024">
                <text:p>0.972208412599024</text:p>
              </table:table-cell>
              <table:table-cell office:value-type="float" office:value="0.234240672615943">
                <text:p>0.234240672615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9402928318696">
                <text:p>0.699402928318696</text:p>
              </table:table-cell>
              <table:table-cell office:value-type="float" office:value="0.167330885440414">
                <text:p>0.167330885440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1444330539143">
                <text:p>0.531444330539143</text:p>
              </table:table-cell>
              <table:table-cell office:value-type="float" office:value="0.18266420633123">
                <text:p>0.18266420633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059110958979">
                <text:p>1.50059110958979</text:p>
              </table:table-cell>
              <table:table-cell office:value-type="float" office:value="0.11935997752306">
                <text:p>0.11935997752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7536609120751">
                <text:p>0.937536609120751</text:p>
              </table:table-cell>
              <table:table-cell office:value-type="float" office:value="0.23609633763457">
                <text:p>0.23609633763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4716936446">
                <text:p>1.24716936446</text:p>
              </table:table-cell>
              <table:table-cell office:value-type="float" office:value="0.143334234218428">
                <text:p>0.1433342342184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3410314218928">
                <text:p>1.13410314218928</text:p>
              </table:table-cell>
              <table:table-cell office:value-type="float" office:value="0.147206480446233">
                <text:p>0.147206480446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0508038962192">
                <text:p>2.30508038962192</text:p>
              </table:table-cell>
              <table:table-cell office:value-type="float" office:value="0.109770279491755">
                <text:p>0.109770279491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5785274747783">
                <text:p>1.25785274747783</text:p>
              </table:table-cell>
              <table:table-cell office:value-type="float" office:value="0.184837855440918">
                <text:p>0.1848378554409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2438517610024">
                <text:p>1.32438517610024</text:p>
              </table:table-cell>
              <table:table-cell office:value-type="float" office:value="0.149620968401099">
                <text:p>0.149620968401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5375287312391">
                <text:p>1.25375287312391</text:p>
              </table:table-cell>
              <table:table-cell office:value-type="float" office:value="0.160136202117984">
                <text:p>0.160136202117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129683416791">
                <text:p>1.02129683416791</text:p>
              </table:table-cell>
              <table:table-cell office:value-type="float" office:value="0.189977895815685">
                <text:p>0.189977895815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7412186581675">
                <text:p>1.07412186581675</text:p>
              </table:table-cell>
              <table:table-cell office:value-type="float" office:value="0.231573628595638">
                <text:p>0.231573628595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627100162742">
                <text:p>1.34627100162742</text:p>
              </table:table-cell>
              <table:table-cell office:value-type="float" office:value="0.129572966497338">
                <text:p>0.129572966497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3554719520335">
                <text:p>1.13554719520335</text:p>
              </table:table-cell>
              <table:table-cell office:value-type="float" office:value="0.20251055315237">
                <text:p>0.20251055315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755219458757">
                <text:p>1.12755219458757</text:p>
              </table:table-cell>
              <table:table-cell office:value-type="float" office:value="0.186593241353865">
                <text:p>0.1865932413538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5902739469015">
                <text:p>1.85902739469015</text:p>
              </table:table-cell>
              <table:table-cell office:value-type="float" office:value="0.191196192955785">
                <text:p>0.191196192955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496433936217">
                <text:p>1.11496433936217</text:p>
              </table:table-cell>
              <table:table-cell office:value-type="float" office:value="0.201693491751508">
                <text:p>0.201693491751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3674447588488">
                <text:p>1.13674447588488</text:p>
              </table:table-cell>
              <table:table-cell office:value-type="float" office:value="0.172404265972484">
                <text:p>0.172404265972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03697990600136">
                <text:p>0.703697990600136</text:p>
              </table:table-cell>
              <table:table-cell office:value-type="float" office:value="0.197232982915762">
                <text:p>0.197232982915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161501035773">
                <text:p>1.59161501035773</text:p>
              </table:table-cell>
              <table:table-cell office:value-type="float" office:value="0.0957951961852769">
                <text:p>0.09579519618527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271989362641">
                <text:p>0.932271989362641</text:p>
              </table:table-cell>
              <table:table-cell office:value-type="float" office:value="0.184023890260299">
                <text:p>0.184023890260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1572627313123">
                <text:p>1.61572627313123</text:p>
              </table:table-cell>
              <table:table-cell office:value-type="float" office:value="0.0968273741770791">
                <text:p>0.0968273741770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104128234006">
                <text:p>0.70104128234006</text:p>
              </table:table-cell>
              <table:table-cell office:value-type="float" office:value="0.180762479431057">
                <text:p>0.1807624794310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09502541154">
                <text:p>1.5109502541154</text:p>
              </table:table-cell>
              <table:table-cell office:value-type="float" office:value="0.0968507692617177">
                <text:p>0.09685076926171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4295705310135">
                <text:p>1.04295705310135</text:p>
              </table:table-cell>
              <table:table-cell office:value-type="float" office:value="0.165020145921018">
                <text:p>0.165020145921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5031006661795">
                <text:p>0.825031006661795</text:p>
              </table:table-cell>
              <table:table-cell office:value-type="float" office:value="0.198661051058249">
                <text:p>0.198661051058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0951257511534">
                <text:p>2.00951257511534</text:p>
              </table:table-cell>
              <table:table-cell office:value-type="float" office:value="0.0961640719106015">
                <text:p>0.0961640719106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2583464306896">
                <text:p>1.42583464306896</text:p>
              </table:table-cell>
              <table:table-cell office:value-type="float" office:value="0.146223660655544">
                <text:p>0.1462236606555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262184099573">
                <text:p>0.94262184099573</text:p>
              </table:table-cell>
              <table:table-cell office:value-type="float" office:value="0.175333705331802">
                <text:p>0.1753337053318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49871948273179">
                <text:p>0.749871948273179</text:p>
              </table:table-cell>
              <table:table-cell office:value-type="float" office:value="0.16721933455683">
                <text:p>0.16721933455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7557859017771">
                <text:p>0.617557859017771</text:p>
              </table:table-cell>
              <table:table-cell office:value-type="float" office:value="0.176457481227334">
                <text:p>0.176457481227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9866722134789">
                <text:p>1.69866722134789</text:p>
              </table:table-cell>
              <table:table-cell office:value-type="float" office:value="0.0960253189554732">
                <text:p>0.0960253189554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9374306344756">
                <text:p>0.809374306344756</text:p>
              </table:table-cell>
              <table:table-cell office:value-type="float" office:value="0.228481663243842">
                <text:p>0.228481663243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8150760059109">
                <text:p>1.38150760059109</text:p>
              </table:table-cell>
              <table:table-cell office:value-type="float" office:value="0.186435759243224">
                <text:p>0.186435759243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180334555593">
                <text:p>0.82180334555593</text:p>
              </table:table-cell>
              <table:table-cell office:value-type="float" office:value="0.164373112442131">
                <text:p>0.164373112442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041583798153">
                <text:p>1.4041583798153</text:p>
              </table:table-cell>
              <table:table-cell office:value-type="float" office:value="0.0957339298555578">
                <text:p>0.09573392985555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7947543256832">
                <text:p>1.27947543256832</text:p>
              </table:table-cell>
              <table:table-cell office:value-type="float" office:value="0.221776999413606">
                <text:p>0.221776999413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3968661906117">
                <text:p>1.03968661906117</text:p>
              </table:table-cell>
              <table:table-cell office:value-type="float" office:value="0.125970714855696">
                <text:p>0.125970714855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1738250756018">
                <text:p>1.61738250756018</text:p>
              </table:table-cell>
              <table:table-cell office:value-type="float" office:value="0.221785315891478">
                <text:p>0.221785315891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0467351745823">
                <text:p>2.20467351745823</text:p>
              </table:table-cell>
              <table:table-cell office:value-type="float" office:value="0.0962251415776183">
                <text:p>0.0962251415776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2550638512072">
                <text:p>1.12550638512072</text:p>
              </table:table-cell>
              <table:table-cell office:value-type="float" office:value="0.175722326966882">
                <text:p>0.175722326966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5120358210835">
                <text:p>1.35120358210835</text:p>
              </table:table-cell>
              <table:table-cell office:value-type="float" office:value="0.144957101571801">
                <text:p>0.144957101571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3759279363">
                <text:p>1.083759279363</text:p>
              </table:table-cell>
              <table:table-cell office:value-type="float" office:value="0.0964034419115286">
                <text:p>0.0964034419115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219761540936">
                <text:p>0.97219761540936</text:p>
              </table:table-cell>
              <table:table-cell office:value-type="float" office:value="0.116681860718684">
                <text:p>0.1166818607186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0421820640602">
                <text:p>1.40421820640602</text:p>
              </table:table-cell>
              <table:table-cell office:value-type="float" office:value="0.122785135992356">
                <text:p>0.122785135992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3072690132838">
                <text:p>0.843072690132838</text:p>
              </table:table-cell>
              <table:table-cell office:value-type="float" office:value="0.238304299485181">
                <text:p>0.238304299485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4737941607138">
                <text:p>1.24737941607138</text:p>
              </table:table-cell>
              <table:table-cell office:value-type="float" office:value="0.0970228221644408">
                <text:p>0.0970228221644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258277276952">
                <text:p>1.01258277276952</text:p>
              </table:table-cell>
              <table:table-cell office:value-type="float" office:value="0.219106554308038">
                <text:p>0.219106554308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7300536390603">
                <text:p>0.777300536390603</text:p>
              </table:table-cell>
              <table:table-cell office:value-type="float" office:value="0.277738267159025">
                <text:p>0.277738267159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3800788344952">
                <text:p>1.63800788344952</text:p>
              </table:table-cell>
              <table:table-cell office:value-type="float" office:value="0.0959259452527936">
                <text:p>0.0959259452527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284958423204">
                <text:p>1.25284958423204</text:p>
              </table:table-cell>
              <table:table-cell office:value-type="float" office:value="0.153114541671023">
                <text:p>0.15311454167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6701071973372">
                <text:p>0.786701071973372</text:p>
              </table:table-cell>
              <table:table-cell office:value-type="float" office:value="0.151689403769302">
                <text:p>0.151689403769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8147258090463">
                <text:p>1.18147258090463</text:p>
              </table:table-cell>
              <table:table-cell office:value-type="float" office:value="0.148910221071613">
                <text:p>0.148910221071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7359369071746">
                <text:p>1.37359369071746</text:p>
              </table:table-cell>
              <table:table-cell office:value-type="float" office:value="0.172848036341568">
                <text:p>0.172848036341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8357427528916">
                <text:p>0.868357427528916</text:p>
              </table:table-cell>
              <table:table-cell office:value-type="float" office:value="0.169093414980272">
                <text:p>0.1690934149802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06173311511143">
                <text:p>0.806173311511143</text:p>
              </table:table-cell>
              <table:table-cell office:value-type="float" office:value="0.0981885458035199">
                <text:p>0.098188545803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68517292895073">
                <text:p>0.868517292895073</text:p>
              </table:table-cell>
              <table:table-cell office:value-type="float" office:value="0.241100512843257">
                <text:p>0.241100512843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7171135075518">
                <text:p>1.47171135075518</text:p>
              </table:table-cell>
              <table:table-cell office:value-type="float" office:value="0.0967663012622756">
                <text:p>0.0967663012622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2029100189078">
                <text:p>1.22029100189078</text:p>
              </table:table-cell>
              <table:table-cell office:value-type="float" office:value="0.116474969361115">
                <text:p>0.1164749693611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4331699805568">
                <text:p>1.34331699805568</text:p>
              </table:table-cell>
              <table:table-cell office:value-type="float" office:value="0.127623309152194">
                <text:p>0.127623309152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85956291931755">
                <text:p>0.585956291931755</text:p>
              </table:table-cell>
              <table:table-cell office:value-type="float" office:value="0.183443343869391">
                <text:p>0.183443343869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052506891985">
                <text:p>0.86052506891985</text:p>
              </table:table-cell>
              <table:table-cell office:value-type="float" office:value="0.208632983004278">
                <text:p>0.2086329830042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1963966152984">
                <text:p>1.01963966152984</text:p>
              </table:table-cell>
              <table:table-cell office:value-type="float" office:value="0.126163466884829">
                <text:p>0.1261634668848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76730653008">
                <text:p>2.176730653008</text:p>
              </table:table-cell>
              <table:table-cell office:value-type="float" office:value="0.094675030584895">
                <text:p>0.094675030584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653076667883">
                <text:p>1.11653076667883</text:p>
              </table:table-cell>
              <table:table-cell office:value-type="float" office:value="0.147816531891875">
                <text:p>0.147816531891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293672265345">
                <text:p>1.3293672265345</text:p>
              </table:table-cell>
              <table:table-cell office:value-type="float" office:value="0.173259098855743">
                <text:p>0.173259098855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4111752970901">
                <text:p>1.74111752970901</text:p>
              </table:table-cell>
              <table:table-cell office:value-type="float" office:value="0.17037670585852">
                <text:p>0.17037670585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8968782804599">
                <text:p>1.18968782804599</text:p>
              </table:table-cell>
              <table:table-cell office:value-type="float" office:value="0.208046058575197">
                <text:p>0.2080460585751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7137867007165">
                <text:p>0.937137867007165</text:p>
              </table:table-cell>
              <table:table-cell office:value-type="float" office:value="0.215764787491968">
                <text:p>0.2157647874919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2549291846999">
                <text:p>1.42549291846999</text:p>
              </table:table-cell>
              <table:table-cell office:value-type="float" office:value="0.11332783860041">
                <text:p>0.11332783860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9350516731316">
                <text:p>0.619350516731316</text:p>
              </table:table-cell>
              <table:table-cell office:value-type="float" office:value="0.182070914935107">
                <text:p>0.1820709149351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8504393726492">
                <text:p>1.68504393726492</text:p>
              </table:table-cell>
              <table:table-cell office:value-type="float" office:value="0.098358619058721">
                <text:p>0.098358619058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6275647756752">
                <text:p>1.56275647756752</text:p>
              </table:table-cell>
              <table:table-cell office:value-type="float" office:value="0.120536808204338">
                <text:p>0.12053680820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78328970245191">
                <text:p>0.678328970245191</text:p>
              </table:table-cell>
              <table:table-cell office:value-type="float" office:value="0.236829227148677">
                <text:p>0.236829227148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4658267456861">
                <text:p>1.24658267456861</text:p>
              </table:table-cell>
              <table:table-cell office:value-type="float" office:value="0.162929972756392">
                <text:p>0.162929972756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0818034014052">
                <text:p>0.800818034014052</text:p>
              </table:table-cell>
              <table:table-cell office:value-type="float" office:value="0.195480161281973">
                <text:p>0.1954801612819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4287322090867">
                <text:p>1.84287322090867</text:p>
              </table:table-cell>
              <table:table-cell office:value-type="float" office:value="0.12209067380416">
                <text:p>0.122090673804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7736616953768">
                <text:p>1.27736616953768</text:p>
              </table:table-cell>
              <table:table-cell office:value-type="float" office:value="0.166774333197553">
                <text:p>0.1667743331975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26737480941787">
                <text:p>0.826737480941787</text:p>
              </table:table-cell>
              <table:table-cell office:value-type="float" office:value="0.173568626844691">
                <text:p>0.173568626844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5389418970585">
                <text:p>1.35389418970585</text:p>
              </table:table-cell>
              <table:table-cell office:value-type="float" office:value="0.208229377873802">
                <text:p>0.2082293778738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2195879525713">
                <text:p>1.42195879525713</text:p>
              </table:table-cell>
              <table:table-cell office:value-type="float" office:value="0.0967233608875921">
                <text:p>0.0967233608875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4793171679054">
                <text:p>1.04793171679054</text:p>
              </table:table-cell>
              <table:table-cell office:value-type="float" office:value="0.0973623193334978">
                <text:p>0.0973623193334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7025298171162">
                <text:p>1.57025298171162</text:p>
              </table:table-cell>
              <table:table-cell office:value-type="float" office:value="0.119910361694212">
                <text:p>0.119910361694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4894821744283">
                <text:p>0.924894821744283</text:p>
              </table:table-cell>
              <table:table-cell office:value-type="float" office:value="0.201903319052082">
                <text:p>0.2019033190520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7524139246907">
                <text:p>2.37524139246907</text:p>
              </table:table-cell>
              <table:table-cell office:value-type="float" office:value="0.0956615845706806">
                <text:p>0.0956615845706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3162577315911">
                <text:p>0.933162577315911</text:p>
              </table:table-cell>
              <table:table-cell office:value-type="float" office:value="0.244799138127549">
                <text:p>0.2447991381275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736079067214">
                <text:p>0.66736079067214</text:p>
              </table:table-cell>
              <table:table-cell office:value-type="float" office:value="0.219353513750449">
                <text:p>0.219353513750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9242561786641">
                <text:p>1.09242561786641</text:p>
              </table:table-cell>
              <table:table-cell office:value-type="float" office:value="0.154260878993921">
                <text:p>0.1542608789939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199183785747">
                <text:p>1.42199183785747</text:p>
              </table:table-cell>
              <table:table-cell office:value-type="float" office:value="0.139303995543701">
                <text:p>0.139303995543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4938805816887">
                <text:p>1.74938805816887</text:p>
              </table:table-cell>
              <table:table-cell office:value-type="float" office:value="0.1891490552606">
                <text:p>0.1891490552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29792373621939">
                <text:p>0.529792373621939</text:p>
              </table:table-cell>
              <table:table-cell office:value-type="float" office:value="0.236882461623856">
                <text:p>0.2368824616238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7095127929234">
                <text:p>2.17095127929234</text:p>
              </table:table-cell>
              <table:table-cell office:value-type="float" office:value="0.0953115090938957">
                <text:p>0.09531150909389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702005703214">
                <text:p>1.7702005703214</text:p>
              </table:table-cell>
              <table:table-cell office:value-type="float" office:value="0.181478774915701">
                <text:p>0.181478774915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04582272864234">
                <text:p>0.904582272864234</text:p>
              </table:table-cell>
              <table:table-cell office:value-type="float" office:value="0.245228550297228">
                <text:p>0.245228550297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11187472856165">
                <text:p>0.811187472856165</text:p>
              </table:table-cell>
              <table:table-cell office:value-type="float" office:value="0.097922799669539">
                <text:p>0.0979227996695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3541329709762">
                <text:p>1.83541329709762</text:p>
              </table:table-cell>
              <table:table-cell office:value-type="float" office:value="0.0969475702533522">
                <text:p>0.0969475702533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1095058176162">
                <text:p>2.01095058176162</text:p>
              </table:table-cell>
              <table:table-cell office:value-type="float" office:value="0.0945570198017346">
                <text:p>0.09455701980173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585598568714">
                <text:p>0.53585598568714</text:p>
              </table:table-cell>
              <table:table-cell office:value-type="float" office:value="0.187883075524973">
                <text:p>0.187883075524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1565192788132">
                <text:p>1.31565192788132</text:p>
              </table:table-cell>
              <table:table-cell office:value-type="float" office:value="0.149720581094877">
                <text:p>0.1497205810948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1611275909734">
                <text:p>1.01611275909734</text:p>
              </table:table-cell>
              <table:table-cell office:value-type="float" office:value="0.256595663331875">
                <text:p>0.25659566333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30085470645619">
                <text:p>0.930085470645619</text:p>
              </table:table-cell>
              <table:table-cell office:value-type="float" office:value="0.216108967476852">
                <text:p>0.2161089674768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63037459346265">
                <text:p>1.63037459346265</text:p>
              </table:table-cell>
              <table:table-cell office:value-type="float" office:value="0.139345509821793">
                <text:p>0.1393455098217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6400109116063">
                <text:p>1.76400109116063</text:p>
              </table:table-cell>
              <table:table-cell office:value-type="float" office:value="0.161146204447325">
                <text:p>0.161146204447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223525945359">
                <text:p>1.1223525945359</text:p>
              </table:table-cell>
              <table:table-cell office:value-type="float" office:value="0.113818169077672">
                <text:p>0.113818169077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0510835929839">
                <text:p>1.10510835929839</text:p>
              </table:table-cell>
              <table:table-cell office:value-type="float" office:value="0.0965440789132525">
                <text:p>0.09654407891325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4839974134534">
                <text:p>1.94839974134534</text:p>
              </table:table-cell>
              <table:table-cell office:value-type="float" office:value="0.095465807766499">
                <text:p>0.0954658077664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33163013208732">
                <text:p>0.733163013208732</text:p>
              </table:table-cell>
              <table:table-cell office:value-type="float" office:value="0.233210225293601">
                <text:p>0.233210225293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0231987767626">
                <text:p>2.10231987767626</text:p>
              </table:table-cell>
              <table:table-cell office:value-type="float" office:value="0.0949146045007097">
                <text:p>0.09491460450070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3394584612038">
                <text:p>1.43394584612038</text:p>
              </table:table-cell>
              <table:table-cell office:value-type="float" office:value="0.0976405740473011">
                <text:p>0.09764057404730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1436243492802">
                <text:p>1.91436243492802</text:p>
              </table:table-cell>
              <table:table-cell office:value-type="float" office:value="0.0954698217478851">
                <text:p>0.09546982174788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8147142454673">
                <text:p>0.618147142454673</text:p>
              </table:table-cell>
              <table:table-cell office:value-type="float" office:value="0.259167674287963">
                <text:p>0.259167674287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747636276995">
                <text:p>1.25747636276995</text:p>
              </table:table-cell>
              <table:table-cell office:value-type="float" office:value="0.141140881936401">
                <text:p>0.141140881936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3751093436861">
                <text:p>0.563751093436861</text:p>
              </table:table-cell>
              <table:table-cell office:value-type="float" office:value="0.230231191068398">
                <text:p>0.230231191068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4116004063639">
                <text:p>1.14116004063639</text:p>
              </table:table-cell>
              <table:table-cell office:value-type="float" office:value="0.0967885413821845">
                <text:p>0.09678854138218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0851099347487">
                <text:p>1.10851099347487</text:p>
              </table:table-cell>
              <table:table-cell office:value-type="float" office:value="0.251606801640882">
                <text:p>0.2516068016408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5403215665017">
                <text:p>1.25403215665017</text:p>
              </table:table-cell>
              <table:table-cell office:value-type="float" office:value="0.14316044903722">
                <text:p>0.143160449037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7169775451997">
                <text:p>2.27169775451997</text:p>
              </table:table-cell>
              <table:table-cell office:value-type="float" office:value="0.248369747150137">
                <text:p>0.248369747150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6412895764257">
                <text:p>1.56412895764257</text:p>
              </table:table-cell>
              <table:table-cell office:value-type="float" office:value="0.16905684795845">
                <text:p>0.1690568479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6348097955206">
                <text:p>1.86348097955206</text:p>
              </table:table-cell>
              <table:table-cell office:value-type="float" office:value="0.0961587549251194">
                <text:p>0.09615875492511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3801486226218">
                <text:p>0.973801486226218</text:p>
              </table:table-cell>
              <table:table-cell office:value-type="float" office:value="0.253125378647096">
                <text:p>0.2531253786470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15408588048119">
                <text:p>0.715408588048119</text:p>
              </table:table-cell>
              <table:table-cell office:value-type="float" office:value="0.19632394675397">
                <text:p>0.196323946753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7966060351106">
                <text:p>1.07966060351106</text:p>
              </table:table-cell>
              <table:table-cell office:value-type="float" office:value="0.152606927662005">
                <text:p>0.152606927662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5400469979288">
                <text:p>1.65400469979288</text:p>
              </table:table-cell>
              <table:table-cell office:value-type="float" office:value="0.168502203842224">
                <text:p>0.168502203842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2328969965955">
                <text:p>1.42328969965955</text:p>
              </table:table-cell>
              <table:table-cell office:value-type="float" office:value="0.15413129788988">
                <text:p>0.154131297889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0175913761288">
                <text:p>1.20175913761288</text:p>
              </table:table-cell>
              <table:table-cell office:value-type="float" office:value="0.20087759590017">
                <text:p>0.20087759590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2072273851858">
                <text:p>1.22072273851858</text:p>
              </table:table-cell>
              <table:table-cell office:value-type="float" office:value="0.18523605037154">
                <text:p>0.185236050371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81261330426257">
                <text:p>0.981261330426257</text:p>
              </table:table-cell>
              <table:table-cell office:value-type="float" office:value="0.129001560319561">
                <text:p>0.1290015603195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394899099695">
                <text:p>1.10394899099695</text:p>
              </table:table-cell>
              <table:table-cell office:value-type="float" office:value="0.09686088239807">
                <text:p>0.096860882398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5425857214051">
                <text:p>0.965425857214051</text:p>
              </table:table-cell>
              <table:table-cell office:value-type="float" office:value="0.142727056638972">
                <text:p>0.1427270566389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9888262447809">
                <text:p>0.849888262447809</text:p>
              </table:table-cell>
              <table:table-cell office:value-type="float" office:value="0.167786833522731">
                <text:p>0.167786833522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12978145402724">
                <text:p>2.12978145402724</text:p>
              </table:table-cell>
              <table:table-cell office:value-type="float" office:value="0.0960441727368459">
                <text:p>0.0960441727368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9073618074884">
                <text:p>1.39073618074884</text:p>
              </table:table-cell>
              <table:table-cell office:value-type="float" office:value="0.228108991752198">
                <text:p>0.2281089917521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4813512350532">
                <text:p>1.24813512350532</text:p>
              </table:table-cell>
              <table:table-cell office:value-type="float" office:value="0.169199799433221">
                <text:p>0.1691997994332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450368547075">
                <text:p>1.0450368547075</text:p>
              </table:table-cell>
              <table:table-cell office:value-type="float" office:value="0.0972527933092916">
                <text:p>0.09725279330929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551627426171">
                <text:p>2.9551627426171</text:p>
              </table:table-cell>
              <table:table-cell office:value-type="float" office:value="0.0929254112568023">
                <text:p>0.0929254112568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4907945610295">
                <text:p>1.54907945610295</text:p>
              </table:table-cell>
              <table:table-cell office:value-type="float" office:value="0.143074947438254">
                <text:p>0.1430749474382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3050642279417">
                <text:p>1.43050642279417</text:p>
              </table:table-cell>
              <table:table-cell office:value-type="float" office:value="0.128165285173544">
                <text:p>0.1281652851735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6877840578023">
                <text:p>1.26877840578023</text:p>
              </table:table-cell>
              <table:table-cell office:value-type="float" office:value="0.215395807612233">
                <text:p>0.2153958076122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2226492876193">
                <text:p>0.752226492876193</text:p>
              </table:table-cell>
              <table:table-cell office:value-type="float" office:value="0.231293610938242">
                <text:p>0.2312936109382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3348889672769">
                <text:p>0.823348889672769</text:p>
              </table:table-cell>
              <table:table-cell office:value-type="float" office:value="0.250814749893729">
                <text:p>0.2508147498937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2239835647062">
                <text:p>1.62239835647062</text:p>
              </table:table-cell>
              <table:table-cell office:value-type="float" office:value="0.0974653369644646">
                <text:p>0.09746533696446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92997263358652">
                <text:p>0.792997263358652</text:p>
              </table:table-cell>
              <table:table-cell office:value-type="float" office:value="0.149036215730409">
                <text:p>0.1490362157304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40409021962103">
                <text:p>0.640409021962103</text:p>
              </table:table-cell>
              <table:table-cell office:value-type="float" office:value="0.203808924157432">
                <text:p>0.2038089241574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462669055273">
                <text:p>1.2462669055273</text:p>
              </table:table-cell>
              <table:table-cell office:value-type="float" office:value="0.224522844457035">
                <text:p>0.2245228444570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88576535589378">
                <text:p>0.588576535589378</text:p>
              </table:table-cell>
              <table:table-cell office:value-type="float" office:value="0.280228123645708">
                <text:p>0.2802281236457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36524952851749">
                <text:p>0.736524952851749</text:p>
              </table:table-cell>
              <table:table-cell office:value-type="float" office:value="0.227219938985492">
                <text:p>0.227219938985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009112296773">
                <text:p>1.15009112296773</text:p>
              </table:table-cell>
              <table:table-cell office:value-type="float" office:value="0.121176196871775">
                <text:p>0.1211761968717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5287439261178">
                <text:p>1.15287439261178</text:p>
              </table:table-cell>
              <table:table-cell office:value-type="float" office:value="0.181573035351305">
                <text:p>0.1815730353513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775647447439">
                <text:p>1.11775647447439</text:p>
              </table:table-cell>
              <table:table-cell office:value-type="float" office:value="0.0966603359709457">
                <text:p>0.09666033597094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761377129374">
                <text:p>1.03761377129374</text:p>
              </table:table-cell>
              <table:table-cell office:value-type="float" office:value="0.100134867015613">
                <text:p>0.100134867015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9091445219121">
                <text:p>1.09091445219121</text:p>
              </table:table-cell>
              <table:table-cell office:value-type="float" office:value="0.0969951608458797">
                <text:p>0.0969951608458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82081172923135">
                <text:p>1.82081172923135</text:p>
              </table:table-cell>
              <table:table-cell office:value-type="float" office:value="0.0959066738508304">
                <text:p>0.0959066738508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1948311317725">
                <text:p>1.11948311317725</text:p>
              </table:table-cell>
              <table:table-cell office:value-type="float" office:value="0.181802955081908">
                <text:p>0.181802955081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2816940177765">
                <text:p>0.992816940177765</text:p>
              </table:table-cell>
              <table:table-cell office:value-type="float" office:value="0.162171520931171">
                <text:p>0.1621715209311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5402200230491">
                <text:p>1.95402200230491</text:p>
              </table:table-cell>
              <table:table-cell office:value-type="float" office:value="0.0957097876319399">
                <text:p>0.09570978763193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7012666981758">
                <text:p>1.37012666981758</text:p>
              </table:table-cell>
              <table:table-cell office:value-type="float" office:value="0.153713441103978">
                <text:p>0.1537134411039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28722389226919">
                <text:p>0.928722389226919</text:p>
              </table:table-cell>
              <table:table-cell office:value-type="float" office:value="0.112152158306656">
                <text:p>0.1121521583066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74748737480405">
                <text:p>0.674748737480405</text:p>
              </table:table-cell>
              <table:table-cell office:value-type="float" office:value="0.175497585257511">
                <text:p>0.1754975852575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2737788600289">
                <text:p>2.62737788600289</text:p>
              </table:table-cell>
              <table:table-cell office:value-type="float" office:value="0.0950011201308934">
                <text:p>0.09500112013089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2532327995578">
                <text:p>1.22532327995578</text:p>
              </table:table-cell>
              <table:table-cell office:value-type="float" office:value="0.176703193300771">
                <text:p>0.1767031933007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1713040208467">
                <text:p>1.21713040208467</text:p>
              </table:table-cell>
              <table:table-cell office:value-type="float" office:value="0.143346979932281">
                <text:p>0.1433469799322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83952928500506">
                <text:p>0.783952928500506</text:p>
              </table:table-cell>
              <table:table-cell office:value-type="float" office:value="0.259351830694374">
                <text:p>0.2593518306943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2908319010188">
                <text:p>0.932908319010188</text:p>
              </table:table-cell>
              <table:table-cell office:value-type="float" office:value="0.102161878530852">
                <text:p>0.1021618785308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1821286462575">
                <text:p>1.11821286462575</text:p>
              </table:table-cell>
              <table:table-cell office:value-type="float" office:value="0.0962702212215894">
                <text:p>0.09627022122158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3175674882652">
                <text:p>1.33175674882652</text:p>
              </table:table-cell>
              <table:table-cell office:value-type="float" office:value="0.129238454165125">
                <text:p>0.129238454165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3299794505233">
                <text:p>0.793299794505233</text:p>
              </table:table-cell>
              <table:table-cell office:value-type="float" office:value="0.193764776837687">
                <text:p>0.1937647768376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19535216115">
                <text:p>1.1819535216115</text:p>
              </table:table-cell>
              <table:table-cell office:value-type="float" office:value="0.100349718700828">
                <text:p>0.1003497187008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0256498015416">
                <text:p>1.20256498015416</text:p>
              </table:table-cell>
              <table:table-cell office:value-type="float" office:value="0.123758544000164">
                <text:p>0.1237585440001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1444485713009">
                <text:p>1.21444485713009</text:p>
              </table:table-cell>
              <table:table-cell office:value-type="float" office:value="0.178764222430317">
                <text:p>0.1787642224303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1303368693362">
                <text:p>0.521303368693362</text:p>
              </table:table-cell>
              <table:table-cell office:value-type="float" office:value="0.235370515186328">
                <text:p>0.235370515186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13797090458422">
                <text:p>0.813797090458422</text:p>
              </table:table-cell>
              <table:table-cell office:value-type="float" office:value="0.268439825040901">
                <text:p>0.2684398250409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4550270641874">
                <text:p>0.934550270641874</text:p>
              </table:table-cell>
              <table:table-cell office:value-type="float" office:value="0.152747337712275">
                <text:p>0.152747337712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5476363698851">
                <text:p>1.25476363698851</text:p>
              </table:table-cell>
              <table:table-cell office:value-type="float" office:value="0.165102939776574">
                <text:p>0.1651029397765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32462347007">
                <text:p>0.6332462347007</text:p>
              </table:table-cell>
              <table:table-cell office:value-type="float" office:value="0.243265420576582">
                <text:p>0.2432654205765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1380306777747">
                <text:p>1.01380306777747</text:p>
              </table:table-cell>
              <table:table-cell office:value-type="float" office:value="0.142570265785388">
                <text:p>0.142570265785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7998241498214">
                <text:p>0.897998241498214</text:p>
              </table:table-cell>
              <table:table-cell office:value-type="float" office:value="0.126664028593466">
                <text:p>0.1266640285934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6873880448259">
                <text:p>1.16873880448259</text:p>
              </table:table-cell>
              <table:table-cell office:value-type="float" office:value="0.213323346242217">
                <text:p>0.2133233462422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0943934704862">
                <text:p>1.00943934704862</text:p>
              </table:table-cell>
              <table:table-cell office:value-type="float" office:value="0.20292834255075">
                <text:p>0.202928342550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4176214246853">
                <text:p>1.34176214246853</text:p>
              </table:table-cell>
              <table:table-cell office:value-type="float" office:value="0.187177188351521">
                <text:p>0.1871771883515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2987110586661">
                <text:p>1.22987110586661</text:p>
              </table:table-cell>
              <table:table-cell office:value-type="float" office:value="0.177029255761004">
                <text:p>0.1770292557610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9563081110918">
                <text:p>0.639563081110918</text:p>
              </table:table-cell>
              <table:table-cell office:value-type="float" office:value="0.217269072820365">
                <text:p>0.2172690728203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9042305868966">
                <text:p>1.29042305868966</text:p>
              </table:table-cell>
              <table:table-cell office:value-type="float" office:value="0.0968121236789075">
                <text:p>0.09681212367890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6499749519899">
                <text:p>1.26499749519899</text:p>
              </table:table-cell>
              <table:table-cell office:value-type="float" office:value="0.20759849410969">
                <text:p>0.207598494109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06341567292828">
                <text:p>0.806341567292828</text:p>
              </table:table-cell>
              <table:table-cell office:value-type="float" office:value="0.20009555473323">
                <text:p>0.200095554733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1976702674245">
                <text:p>1.21976702674245</text:p>
              </table:table-cell>
              <table:table-cell office:value-type="float" office:value="0.176229261073817">
                <text:p>0.176229261073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7911689568513">
                <text:p>1.07911689568513</text:p>
              </table:table-cell>
              <table:table-cell office:value-type="float" office:value="0.168050183030221">
                <text:p>0.1680501830302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5582109262716">
                <text:p>1.35582109262716</text:p>
              </table:table-cell>
              <table:table-cell office:value-type="float" office:value="0.165722733867348">
                <text:p>0.1657227338673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5661998495172">
                <text:p>0.75661998495172</text:p>
              </table:table-cell>
              <table:table-cell office:value-type="float" office:value="0.181090067576333">
                <text:p>0.181090067576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3829401525327">
                <text:p>1.13829401525327</text:p>
              </table:table-cell>
              <table:table-cell office:value-type="float" office:value="0.23401208441402">
                <text:p>0.234012084414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8967157509652">
                <text:p>1.08967157509652</text:p>
              </table:table-cell>
              <table:table-cell office:value-type="float" office:value="0.110401805305628">
                <text:p>0.1104018053056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55394532748482">
                <text:p>0.955394532748482</text:p>
              </table:table-cell>
              <table:table-cell office:value-type="float" office:value="0.204483321727027">
                <text:p>0.2044833217270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14827628851978">
                <text:p>0.914827628851978</text:p>
              </table:table-cell>
              <table:table-cell office:value-type="float" office:value="0.101253499300053">
                <text:p>0.1012534993000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1498343229932">
                <text:p>1.01498343229932</text:p>
              </table:table-cell>
              <table:table-cell office:value-type="float" office:value="0.168193979458018">
                <text:p>0.1681939794580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9002252489381">
                <text:p>1.19002252489381</text:p>
              </table:table-cell>
              <table:table-cell office:value-type="float" office:value="0.0973776294542755">
                <text:p>0.09737762945427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5725237390585">
                <text:p>1.95725237390585</text:p>
              </table:table-cell>
              <table:table-cell office:value-type="float" office:value="0.111060730154144">
                <text:p>0.111060730154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4745182047179">
                <text:p>1.04745182047179</text:p>
              </table:table-cell>
              <table:table-cell office:value-type="float" office:value="0.17328638163768">
                <text:p>0.17328638163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4765347095495">
                <text:p>0.704765347095495</text:p>
              </table:table-cell>
              <table:table-cell office:value-type="float" office:value="0.175901294835765">
                <text:p>0.1759012948357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736948296644">
                <text:p>0.979736948296644</text:p>
              </table:table-cell>
              <table:table-cell office:value-type="float" office:value="0.172820737535088">
                <text:p>0.172820737535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7386601269519">
                <text:p>1.17386601269519</text:p>
              </table:table-cell>
              <table:table-cell office:value-type="float" office:value="0.140977639533288">
                <text:p>0.1409776395332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80400917236745">
                <text:p>1.80400917236745</text:p>
              </table:table-cell>
              <table:table-cell office:value-type="float" office:value="0.209701592896719">
                <text:p>0.209701592896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7844468184163">
                <text:p>0.57844468184163</text:p>
              </table:table-cell>
              <table:table-cell office:value-type="float" office:value="0.291148320327773">
                <text:p>0.2911483203277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0393694813851">
                <text:p>1.00393694813851</text:p>
              </table:table-cell>
              <table:table-cell office:value-type="float" office:value="0.185944699916631">
                <text:p>0.1859446999166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55627886041547">
                <text:p>0.955627886041547</text:p>
              </table:table-cell>
              <table:table-cell office:value-type="float" office:value="0.260372244947609">
                <text:p>0.260372244947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square" chart:symbol-width="0.25cm" chart:symbol-height="0.25cm"/>
      <style:graphic-properties svg:stroke-width="0.08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6cm" svg:height="6.002cm" xlink:href=".." xlink:type="simple" chart:class="chart:scatter" chart:style-name="ch1">
        <chart:title svg:x="3.592cm" svg:y="0.272cm" chart:style-name="ch2">
          <text:p>Underlying Distribution</text:p>
        </chart:title>
        <chart:plot-area chart:style-name="ch3" table:cell-range-address="MonteCarloBlackScholes.E48:MonteCarloBlackScholes.F107 MonteCarloBlackScholes.F46:MonteCarloBlackScholes.F46" chart:data-source-has-labels="row" svg:x="0.421cm" svg:y="0.984cm" svg:width="8.233cm" svg:height="4.58cm">
          <chartooo:coordinate-region svg:x="0.825cm" svg:y="1.146cm" svg:width="7.469cm" svg:height="3.84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F48:MonteCarloBlackScholes.F107" chart:label-cell-address="MonteCarloBlackScholes.F46:MonteCarloBlackScholes.F46" chart:class="chart:scatter">
            <chart:domain table:cell-range-address="MonteCarloBlackScholes.E48:MonteCarloBlackScholes.E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MonteCarloBlackScholes.F46:MonteCarloBlackScholes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3055937125319">
                <text:p>-0.113055937125319</text:p>
                <draw:g>
                  <svg:desc>MonteCarloBlackScholes.E48:MonteCarloBlackScholes.E107</svg:desc>
                </draw:g>
              </table:table-cell>
              <table:table-cell office:value-type="float" office:value="0">
                <text:p>0</text:p>
                <draw:g>
                  <svg:desc>MonteCarloBlackScholes.F48:MonteCarloBlackScholes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18321060775003">
                <text:p>-0.0618321060775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06082750296819">
                <text:p>-0.010608275029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6155560181364">
                <text:p>0.0406155560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18393870659548">
                <text:p>0.0918393870659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3063218113773">
                <text:p>0.143063218113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4287049161592">
                <text:p>0.19428704916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51088020941">
                <text:p>0.2455108802094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6734711257229">
                <text:p>0.29673471125722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7958542305047">
                <text:p>0.34795854230504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182373352866">
                <text:p>0.39918237335286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0406204400684">
                <text:p>0.45040620440068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1630035448503">
                <text:p>0.50163003544850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2853866496321">
                <text:p>0.552853866496321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407769754414">
                <text:p>0.60407769754414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5301528591958">
                <text:p>0.655301528591958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6525359639776">
                <text:p>0.706525359639776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749190687595">
                <text:p>0.75774919068759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08973021735413">
                <text:p>0.808973021735413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0196852783232">
                <text:p>0.860196852783232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142068383105">
                <text:p>0.91142068383105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2644514878869">
                <text:p>0.962644514878869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386834592669">
                <text:p>1.01386834592669</text:p>
              </table:table-cell>
              <table:table-cell office:value-type="float" office:value="0.0581">
                <text:p>0.0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509217697451">
                <text:p>1.06509217697451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1631600802232">
                <text:p>1.11631600802232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753983907014">
                <text:p>1.16753983907014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1876367011796">
                <text:p>1.21876367011796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998750116578">
                <text:p>1.26998750116578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12113322136">
                <text:p>1.3212113322136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7243516326142">
                <text:p>1.37243516326142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365899430923">
                <text:p>1.42365899430923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7488282535705">
                <text:p>1.47488282535705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2610665640487">
                <text:p>1.5261066564048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7733048745269">
                <text:p>1.57733048745269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2855431850051">
                <text:p>1.62855431850051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977814954833">
                <text:p>1.67977814954833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3100198059615">
                <text:p>1.7310019805961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8222581164396">
                <text:p>1.78222581164396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3344964269178">
                <text:p>1.83344964269178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846734737396">
                <text:p>1.8846734737396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3589730478742">
                <text:p>1.9358973047874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8712113583524">
                <text:p>1.98712113583524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3834496688306">
                <text:p>2.03834496688306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8956879793087">
                <text:p>2.08956879793087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4079262897869">
                <text:p>2.14079262897869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201646002651">
                <text:p>2.1920164600265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324029107433">
                <text:p>2.2432402910743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446412212215">
                <text:p>2.2944641221221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568795316997">
                <text:p>2.3456879531699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691178421779">
                <text:p>2.39691178421779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81356152656">
                <text:p>2.448135615265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4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4">
      <style:chart-properties chart:display-label="true" chart:logarithmic="false" chart:reverse-direction="false" text:line-break="fals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6cm" svg:height="6.002cm" xlink:href=".." xlink:type="simple" chart:class="chart:scatter" chart:style-name="ch1">
        <chart:title svg:x="3.592cm" svg:y="0.273cm" chart:style-name="ch2">
          <text:p>Payoff Distribution</text:p>
        </chart:title>
        <chart:plot-area chart:style-name="ch3" table:cell-range-address="MonteCarloBlackScholes.H48:MonteCarloBlackScholes.I107 MonteCarloBlackScholes.I46:MonteCarloBlackScholes.I46" chart:data-source-has-labels="row" svg:x="-0.142cm" svg:y="0.983cm" svg:width="8.796cm" svg:height="4.581cm">
          <chartooo:coordinate-region svg:x="0.825cm" svg:y="1.146cm" svg:width="7.469cm" svg:height="3.84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I48:MonteCarloBlackScholes.I107" chart:label-cell-address="MonteCarloBlackScholes.I46:MonteCarloBlackScholes.I46" chart:class="chart:scatter">
            <chart:domain table:cell-range-address="MonteCarloBlackScholes.H48:MonteCarloBlackScholes.H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MonteCarloBlackScholes.I46:MonteCarloBlackScholes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0001525642926">
                <text:p>0.0110001525642926</text:p>
                <draw:g>
                  <svg:desc>MonteCarloBlackScholes.H48:MonteCarloBlackScholes.H107</svg:desc>
                </draw:g>
              </table:table-cell>
              <table:table-cell office:value-type="float" office:value="0">
                <text:p>0</text:p>
                <draw:g>
                  <svg:desc>MonteCarloBlackScholes.I48:MonteCarloBlackScholes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0359091105552">
                <text:p>0.017035909110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0716656568178">
                <text:p>0.0230716656568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1074222030805">
                <text:p>0.0291074222030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1431787493431">
                <text:p>0.0351431787493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1789352956057">
                <text:p>0.0411789352956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2146918418683">
                <text:p>0.0472146918418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2504483881309">
                <text:p>0.053250448388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2862049343935">
                <text:p>0.05928620493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3219614806561">
                <text:p>0.0653219614806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13577180269187">
                <text:p>0.0713577180269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3934745731813">
                <text:p>0.077393474573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4292311194439">
                <text:p>0.083429231119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4649876657065">
                <text:p>0.089464987665706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55007442119691">
                <text:p>0.0955007442119691</text:p>
              </table:table-cell>
              <table:table-cell office:value-type="float" office:value="0.1717">
                <text:p>0.1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1536500758232">
                <text:p>0.101536500758232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572257304494">
                <text:p>0.107572257304494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3608013850757">
                <text:p>0.113608013850757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964377039702">
                <text:p>0.11964377039702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5679526943282">
                <text:p>0.125679526943282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1715283489545">
                <text:p>0.13171528348954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751040035807">
                <text:p>0.137751040035807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378679658207">
                <text:p>0.14378679658207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822553128333">
                <text:p>0.149822553128333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5858309674595">
                <text:p>0.155858309674595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1894066220858">
                <text:p>0.161894066220858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92982276712">
                <text:p>0.1679298227671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3965579313383">
                <text:p>0.173965579313383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0001335859646">
                <text:p>0.180001335859646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6037092405908">
                <text:p>0.186037092405908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2072848952171">
                <text:p>0.192072848952171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8108605498434">
                <text:p>0.198108605498434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4144362044696">
                <text:p>0.204144362044696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0180118590959">
                <text:p>0.210180118590959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6215875137221">
                <text:p>0.2162158751372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251631683484">
                <text:p>0.222251631683484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8287388229747">
                <text:p>0.228287388229747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4323144776009">
                <text:p>0.234323144776009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0358901322272">
                <text:p>0.240358901322272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6394657868534">
                <text:p>0.24639465786853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2430414414797">
                <text:p>0.252430414414797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846617096106">
                <text:p>0.25846617096106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4501927507322">
                <text:p>0.264501927507322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0537684053585">
                <text:p>0.270537684053585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6573440599847">
                <text:p>0.27657344059984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260919714611">
                <text:p>0.2826091971461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8644953692373">
                <text:p>0.28864495369237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4680710238635">
                <text:p>0.29468071023863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0716466784898">
                <text:p>0.30071646678489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675222333116">
                <text:p>0.3067522233311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2787979877423">
                <text:p>0.31278797987742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